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text-properties fo:color="#cccccc" style:font-name="Droid Sans Mono" fo:font-size="10.5pt" style:text-underline-style="solid" style:text-underline-width="auto" style:text-underline-color="font-color" fo:font-weight="normal" officeooo:rsid="001d57e1" officeooo:paragraph-rsid="001d57e1" fo:background-color="#1f1f1f" style:font-size-asian="16pt" style:font-size-complex="16pt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4pt" style:text-underline-style="solid" style:text-underline-width="auto" style:text-underline-color="font-color" fo:font-weight="normal" officeooo:rsid="001d57e1" officeooo:paragraph-rsid="001d57e1" fo:background-color="#1f1f1f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1d57e1" officeooo:paragraph-rsid="001d57e1" style:font-size-asian="16pt" style:font-size-complex="16pt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d4d4d4"/>
    </style:style>
    <style:style style:name="T7" style:family="text">
      <style:text-properties fo:color="#c586c0"/>
    </style:style>
    <style:style style:name="T8" style:family="text">
      <style:text-properties fo:color="#d7ba7d"/>
    </style:style>
    <style:style style:name="T9" style:family="text">
      <style:text-properties fo:color="#b5cea8"/>
    </style:style>
    <style:style style:name="T10" style:family="text">
      <style:text-properties fo:color="#6a9955"/>
    </style:style>
    <style:style style:name="T11" style:family="text">
      <style:text-properties fo:color="#4fc1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3"><text:span text:style-name="T1">Code for index.html</text:span></text:p>
      <text:p text:style-name="P1"><text:span text:style-name="T1"/></text:p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 <text:s/>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ayamika Catering<text:span text:style-name="T1">&lt;/</text:span><text:span text:style-name="T2">title</text:span><text:span text:style-name="T1">&gt;</text:span></text:p>
      <text:p text:style-name="P6"/>
      <text:p text:style-name="P1"><text:span text:style-name="T1">&lt;</text:span><text:span text:style-name="T2">link</text:span></text:p>
      <text:p text:style-name="P1"><text:span text:style-name="T3">rel</text:span>=<text:span text:style-name="T4">"stylesheet"</text:span></text:p>
      <text:p text:style-name="P1"><text:span text:style-name="T3">href</text:span>=<text:span text:style-name="T4">"https://cdn.jsdelivr.net/npm/swiper@11/swiper-bundle.min.css"</text:span></text:p>
      <text:p text:style-name="P4">/&gt;</text:p>
      <text:p text:style-name="P6"/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cdnjs.cloudflare.com/ajax/libs/font-awesome/6.5.2/css/all.min.css"</text:span><text:span text:style-name="T1">&gt;</text:span></text:p>
      <text:p text:style-name="P6"/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css/style.css"</text:span><text:span text:style-name="T1">&gt;</text:span></text:p>
      <text:p text:style-name="P6"/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6"/>
      <text:p text:style-name="P1"><text:span text:style-name="T1">&lt;</text:span><text:span text:style-name="T2">header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logo"</text:span><text:span text:style-name="T1">&gt;&lt;</text:span><text:span text:style-name="T2">i</text:span> <text:span text:style-name="T3">class</text:span>=<text:span text:style-name="T4">"fas fa-utensils"</text:span><text:span text:style-name="T1">&gt;&lt;/</text:span><text:span text:style-name="T2">i</text:span><text:span text:style-name="T1">&gt;</text:span>Tayamika Catering<text:span text:style-name="T1">&lt;/</text:span><text:span text:style-name="T2">a</text:span><text:span text:style-name="T1">&gt;</text:span></text:p>
      <text:p text:style-name="P6"/>
      <text:p text:style-name="P1"><text:span text:style-name="T1">&lt;</text:span><text:span text:style-name="T2">nav</text:span> <text:span text:style-name="T3">class</text:span>=<text:span text:style-name="T4">"navbar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active"</text:span> <text:span text:style-name="T3">href</text:span>=<text:span text:style-name="T4">"#home"</text:span><text:span text:style-name="T1">&gt;</text:span>home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dishes"</text:span><text:span text:style-name="T1">&gt;</text:span>decorations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about"</text:span><text:span text:style-name="T1">&gt;</text:span>about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menu"</text:span><text:span text:style-name="T1">&gt;</text:span>menu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review"</text:span><text:span text:style-name="T1">&gt;</text:span>review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order"</text:span><text:span text:style-name="T1">&gt;</text:span>order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portal"</text:span><text:span text:style-name="T1">&gt;</text:span>portal<text:span text:style-name="T1">&lt;/</text:span><text:span text:style-name="T2">a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con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bars"</text:span> <text:span text:style-name="T3">id</text:span>=<text:span text:style-name="T4">"menu-bars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earch"</text:span> <text:span text:style-name="T3">id</text:span>=<text:span text:style-name="T4">"search-icon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shopping-c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header</text:span><text:span text:style-name="T1">&gt;</text:span></text:p>
      <text:p text:style-name="P9"/>
      <text:p text:style-name="P5"><text:soft-page-break/>&lt;!--header section ends--&gt;</text:p>
      <text:p text:style-name="P6"/>
      <text:p text:style-name="P5">&lt;!--search form--&gt;</text:p>
      <text:p text:style-name="P6"/>
      <text:p text:style-name="P1"><text:span text:style-name="T1">&lt;</text:span><text:span text:style-name="T2">form</text:span> <text:span text:style-name="T3">action</text:span>=<text:span text:style-name="T4">""</text:span> <text:span text:style-name="T3">id</text:span>=<text:span text:style-name="T4">"search-form"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search"</text:span> <text:span text:style-name="T3">placeholder</text:span>=<text:span text:style-name="T4">"search here..."</text:span> <text:span text:style-name="T3">id</text:span>=<text:span text:style-name="T4">"search-box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search-box"</text:span> <text:span text:style-name="T3">class</text:span>=<text:span text:style-name="T4">"fas fa-sear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times"</text:span> <text:span text:style-name="T3">id</text:span>=<text:span text:style-name="T4">"close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9"/>
      <text:p text:style-name="P5">&lt;!--home section starts--&gt;</text:p>
      <text:p text:style-name="P6"/>
      <text:p text:style-name="P1"><text:span text:style-name="T1">&lt;</text:span><text:span text:style-name="T2">section</text:span> <text:span text:style-name="T3">class</text:span>=<text:span text:style-name="T4">"home"</text:span> <text:span text:style-name="T3">id</text:span>=<text:span text:style-name="T4">"home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 home-slid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wrapper wrapp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span</text:span><text:span text:style-name="T1">&gt;</text:span>Welcome to<text:span text:style-name="T1">&lt;/</text:span><text:span text:style-name="T2">span</text:span><text:span text:style-name="T1">&gt;</text:span></text:p>
      <text:p text:style-name="P1"><text:span text:style-name="T1">&lt;</text:span><text:span text:style-name="T2">h3</text:span><text:span text:style-name="T1">&gt;</text:span>Tayamika Catering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where customer satisfaction, and hunger sating is what we do best!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book our services now!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home.jpeg"</text:span> <text:span text:style-name="T3">alt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span</text:span><text:span text:style-name="T1">&gt;</text:span>our special dish<text:span text:style-name="T1">&lt;/</text:span><text:span text:style-name="T2">span</text:span><text:span text:style-name="T1">&gt;</text:span></text:p>
      <text:p text:style-name="P1"><text:span text:style-name="T1">&lt;</text:span><text:span text:style-name="T2">h3</text:span><text:span text:style-name="T1">&gt;</text:span>madora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beautifully charred to a crisp, a Zimbabwean delicacy you must have!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order now!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Madora.png"</text:span> <text:span text:style-name="T3">alt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oft-page-break/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span</text:span><text:span text:style-name="T1">&gt;</text:span>our special dish<text:span text:style-name="T1">&lt;/</text:span><text:span text:style-name="T2">span</text:span><text:span text:style-name="T1">&gt;</text:span></text:p>
      <text:p text:style-name="P1"><text:span text:style-name="T1">&lt;</text:span><text:span text:style-name="T2">h3</text:span><text:span text:style-name="T1">&gt;</text:span>derere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beautifully whisked to perfection, a Zimbabwean delicacy you must try today!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order now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rere.jpeg"</text:span> <text:span text:style-name="T3">alt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pagination"</text:span><text:span text:style-name="T1">&gt;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section</text:span><text:span text:style-name="T1">&gt;</text:span></text:p>
      <text:p text:style-name="P6"/>
      <text:p text:style-name="P5">&lt;!--home section ends--&gt;</text:p>
      <text:p text:style-name="P6"/>
      <text:p text:style-name="P5">&lt;!--decoration section starts--&gt;</text:p>
      <text:p text:style-name="P6"/>
      <text:p text:style-name="P1"><text:span text:style-name="T1">&lt;</text:span><text:span text:style-name="T2">section</text:span> <text:span text:style-name="T3">class</text:span>=<text:span text:style-name="T4">"dishes"</text:span> <text:span text:style-name="T3">id</text:span>=<text:span text:style-name="T4">"dishes"</text:span><text:span text:style-name="T1">&gt;</text:span></text:p>
      <text:p text:style-name="P6"/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decorations we offer for our catering services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popular decorations our customers use<text:span text:style-name="T1">&lt;/</text:span><text:span text:style-name="T2">h1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-contain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co10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oft-page-break/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co11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co12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oft-page-break/><text:span text:style-name="T1">&lt;</text:span><text:span text:style-name="T2">img</text:span> <text:span text:style-name="T3">src</text:span>=<text:span text:style-name="T4">"Catering pics/deco13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co14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eye"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deco15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h3</text:span><text:span text:style-name="T1">&gt;</text:span>professional looking food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pan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6"><text:soft-page-break/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section</text:span><text:span text:style-name="T1">&gt;</text:span></text:p>
      <text:p text:style-name="P6"/>
      <text:p text:style-name="P5">&lt;!--decoration section ends--&gt;</text:p>
      <text:p text:style-name="P6"/>
      <text:p text:style-name="P5">&lt;!--About section starts--&gt;</text:p>
      <text:p text:style-name="P6"/>
      <text:p text:style-name="P1"><text:span text:style-name="T1">&lt;</text:span><text:span text:style-name="T2">section</text:span> <text:span text:style-name="T3">class</text:span>=<text:span text:style-name="T4">"about"</text:span> <text:span text:style-name="T3">id</text:span>=<text:span text:style-name="T4">"about"</text:span><text:span text:style-name="T1">&gt;</text:span></text:p>
      <text:p text:style-name="P6"/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about us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why choose us<text:span text:style-name="T1">&lt;/</text:span><text:span text:style-name="T2">h1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about.jpeg"</text:span> <text:span text:style-name="T3">alt</text:span>=<text:span text:style-name="T4">"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h3</text:span><text:span text:style-name="T1">&gt;</text:span>best customer care in the country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</text:p>
      <text:p text:style-name="P1">"In the realm of customer service, every interaction is an </text:p>
      <text:p text:style-name="P1">opportunity to weave a tapestry of trust, empathy, and excellence.</text:p>
      <text:p text:style-name="P1">It's not merely about addressing needs; it's about creating moments </text:p>
      <text:p text:style-name="P1">of delight and forging connections that transcend transactions. Whether </text:p>
      <text:p text:style-name="P1">through a warm greeting, a listening ear, or a well catered event, </text:p>
      <text:p text:style-name="P1">exceptional customer service is a beacon of humanity at gatherings. </text:p>
      <text:p text:style-name="P1">It's the art of making each customer feel valued, understood, and </text:p>
      <text:p text:style-name="P1">appreciated, leaving an indelible mark, and a full belly that echoes long after the </text:p>
      <text:p text:style-name="P1">encounter. In the symphony of catering, customer service is the melody </text:p>
      <text:p text:style-name="P1">that harmonizes relationships, fostering loyalty, and propelling success."<text:span text:style-name="T1">&lt;/</text:span><text:span text:style-name="T2">p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cons-contain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con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hipping-fast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span</text:span><text:span text:style-name="T1">&gt;</text:span>for every 20 heads paid for there is a free +1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con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dollar-sign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span</text:span><text:span text:style-name="T1">&gt;</text:span>easy payments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con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headset"</text:span><text:span text:style-name="T1">&gt;&lt;/</text:span><text:span text:style-name="T2">i</text:span><text:span text:style-name="T1">&gt;</text:span></text:p>
      <text:p text:style-name="P1"><text:soft-page-break/><text:span text:style-name="T1">&lt;</text:span><text:span text:style-name="T2">span</text:span><text:span text:style-name="T1">&gt;</text:span>24/7 service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learn more<text:span text:style-name="T1">&lt;/</text:span><text:span text:style-name="T2">a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9"/>
      <text:p text:style-name="P1"><text:span text:style-name="T1">&lt;/</text:span><text:span text:style-name="T2">section</text:span><text:span text:style-name="T1">&gt;</text:span></text:p>
      <text:p text:style-name="P9"/>
      <text:p text:style-name="P5">&lt;!--About section ends--&gt;</text:p>
      <text:p text:style-name="P6"/>
      <text:p text:style-name="P5">&lt;!--Menu section ends--&gt;</text:p>
      <text:p text:style-name="P6"/>
      <text:p text:style-name="P1"><text:span text:style-name="T1">&lt;</text:span><text:span text:style-name="T2">section</text:span> <text:span text:style-name="T3">class</text:span>=<text:span text:style-name="T4">"menu"</text:span> <text:span text:style-name="T3">id</text:span>=<text:span text:style-name="T4">"menu"</text:span><text:span text:style-name="T1">&gt;</text:span></text:p>
      <text:p text:style-name="P6"/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our menu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with a hint of speciality in every option<text:span text:style-name="T1">&lt;/</text:span><text:span text:style-name="T2">h1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-contain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1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1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5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oft-page-break/><text:span text:style-name="T1">&lt;</text:span><text:span text:style-name="T2">img</text:span> <text:span text:style-name="T3">src</text:span>=<text:span text:style-name="T4">"Catering pics/2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2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10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3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3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15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4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oft-page-break/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4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20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5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5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25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6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6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oft-page-break/><text:span text:style-name="T1">&lt;</text:span><text:span text:style-name="T2">span</text:span> <text:span text:style-name="T3">class</text:span>=<text:span text:style-name="T4">"price"</text:span><text:span text:style-name="T1">&gt;</text:span>$30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7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7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35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8star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8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40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mage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9star.jpeg"</text:span> <text:span text:style-name="T3">alt</text:span>=<text:span text:style-name="T4">""</text:span><text:span text:style-name="T1">&gt;</text:span></text:p>
      <text:p text:style-name="P1"><text:soft-page-break/><text:span text:style-name="T1">&lt;</text:span><text:span text:style-name="T2">a</text:span> <text:span text:style-name="T3">href</text:span>=<text:span text:style-name="T4">"#"</text:span> <text:span text:style-name="T3">class</text:span>=<text:span text:style-name="T4">"fas fa-heart"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9 star menu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the increase in stars the increase in exquisite<text:span text:style-name="T1">&lt;/</text:span><text:span text:style-name="T2">p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btn"</text:span><text:span text:style-name="T1">&gt;</text:span>add to cart<text:span text:style-name="T1">&lt;/</text:span><text:span text:style-name="T2">a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price"</text:span><text:span text:style-name="T1">&gt;</text:span>$45 per head<text:span text:style-name="T1">&lt;/</text:span><text:span text:style-name="T2">spa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9"/>
      <text:p text:style-name="P1"><text:span text:style-name="T1">&lt;/</text:span><text:span text:style-name="T2">section</text:span><text:span text:style-name="T1">&gt;</text:span></text:p>
      <text:p text:style-name="P6"/>
      <text:p text:style-name="P5">&lt;!--Menu section ends--&gt;</text:p>
      <text:p text:style-name="P8"><text:line-break/></text:p>
      <text:p text:style-name="P5">&lt;!--review section starts--&gt;</text:p>
      <text:p text:style-name="P6"/>
      <text:p text:style-name="P1"><text:span text:style-name="T1">&lt;</text:span><text:span text:style-name="T2">section</text:span> <text:span text:style-name="T3">class</text:span>=<text:span text:style-name="T4">"review"</text:span> <text:span text:style-name="T3">id</text:span>=<text:span text:style-name="T4">"review"</text:span><text:span text:style-name="T1">&gt;</text:span></text:p>
      <text:p text:style-name="P6"/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custome's review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what they say<text:span text:style-name="T1">&lt;/</text:span><text:span text:style-name="T2">h1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container review-slid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wrapp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quote-right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lady1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-info"</text:span><text:span text:style-name="T1">&gt;</text:span></text:p>
      <text:p text:style-name="P1"><text:span text:style-name="T1">&lt;</text:span><text:span text:style-name="T2">h3</text:span><text:span text:style-name="T1">&gt;</text:span>mia mashuku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oft-page-break/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p</text:span><text:span text:style-name="T1">&gt;</text:span>"Our event was elevated to new heights thanks to Tayamika Catering Service. </text:p>
      <text:p text:style-name="P1">The food was divine, and the service impeccable. Every bite was a </text:p>
      <text:p text:style-name="P1">delight, leaving our guests raving. We're thrilled with the </text:p>
      <text:p text:style-name="P1">experience and look forward to future events with them!"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quote-right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lady2.pn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-info"</text:span><text:span text:style-name="T1">&gt;</text:span></text:p>
      <text:p text:style-name="P1"><text:span text:style-name="T1">&lt;</text:span><text:span text:style-name="T2">h3</text:span><text:span text:style-name="T1">&gt;</text:span>abigail nyama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p</text:span><text:span text:style-name="T1">&gt;</text:span>"Absolutely blown away by the catering from Tayamika Catering Service! From the </text:p>
      <text:p text:style-name="P1">moment we placed our order to the last bite, everything was flawless. The </text:p>
      <text:p text:style-name="P1">food was fresh, flavorful, and beautifully presented. Our guests couldn't </text:p>
      <text:p text:style-name="P1">stop complimenting the spread. Thank you for making our event a delicious </text:p>
      <text:p text:style-name="P1">success!"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swiper-slide slide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quote-right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"</text:span><text:span text:style-name="T1">&gt;</text:span></text:p>
      <text:p text:style-name="P1"><text:span text:style-name="T1">&lt;</text:span><text:span text:style-name="T2">img</text:span> <text:span text:style-name="T3">src</text:span>=<text:span text:style-name="T4">"Catering pics/lady3.jpeg"</text:span> <text:span text:style-name="T3">alt</text:span>=<text:span text:style-name="T4">"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user-info"</text:span><text:span text:style-name="T1">&gt;</text:span></text:p>
      <text:p text:style-name="P1"><text:span text:style-name="T1">&lt;</text:span><text:span text:style-name="T2">h3</text:span><text:span text:style-name="T1">&gt;</text:span>talent chiguyo<text:span text:style-name="T1">&lt;/</text:span><text:span text:style-name="T2">h3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tars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"</text:span><text:span text:style-name="T1">&gt;&lt;/</text:span><text:span text:style-name="T2">i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fas fa-star-half-alt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</text:span><text:span text:style-name="T2">p</text:span><text:span text:style-name="T1">&gt;</text:span>"We recently used Tayamika Catering Service for our event, and it was an absolute hit! </text:p>
      <text:p text:style-name="P1">The food was delicious, and the service was top-notch. From setup to cleanup, </text:p>
      <text:p text:style-name="P1">they took care of everything seamlessly. Our guests were impressed, and so </text:p>
      <text:p text:style-name="P1">were we. Highly recommend!"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section</text:span><text:span text:style-name="T1">&gt;</text:span></text:p>
      <text:p text:style-name="P6"/>
      <text:p text:style-name="P5">&lt;!--review section ends--&gt;</text:p>
      <text:p text:style-name="P9"/>
      <text:p text:style-name="P5">&lt;!--order section starts--&gt;</text:p>
      <text:p text:style-name="P6"/>
      <text:p text:style-name="P1"><text:span text:style-name="T1">&lt;</text:span><text:span text:style-name="T2">section</text:span> <text:span text:style-name="T3">class</text:span>=<text:span text:style-name="T4">"order"</text:span> <text:span text:style-name="T3">id</text:span>=<text:span text:style-name="T4">"order"</text:span><text:span text:style-name="T1">&gt;</text:span></text:p>
      <text:p text:style-name="P6"/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book with us now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free and fast<text:span text:style-name="T1">&lt;/</text:span><text:span text:style-name="T2">h1</text:span><text:span text:style-name="T1">&gt;</text:span></text:p>
      <text:p text:style-name="P6"/>
      <text:p text:style-name="P1"><text:span text:style-name="T1">&lt;</text:span><text:span text:style-name="T2">form</text:span> <text:span text:style-name="T3">action</text:span>=<text:span text:style-name="T4">"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your name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enter your name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your number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number"</text:span> <text:span text:style-name="T3">placeholder</text:span>=<text:span text:style-name="T4">"enter your number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your menu option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placeholder</text:span>=<text:span text:style-name="T4">"enter your menu option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additional foods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st"</text:span> <text:span text:style-name="T3">placeholder</text:span>=<text:span text:style-name="T4">"extra with menu option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oft-page-break/><text:span text:style-name="T1">&lt;</text:span><text:span text:style-name="T2">span</text:span><text:span text:style-name="T1">&gt;</text:span>number of guests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number"</text:span> <text:span text:style-name="T3">placeholder</text:span>=<text:span text:style-name="T4">"how many guests are to be served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date and time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datetime-local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your address<text:span text:style-name="T1">&lt;/</text:span><text:span text:style-name="T2">span</text:span><text:span text:style-name="T1">&gt;</text:span></text:p>
      <text:p text:style-name="P1"><text:span text:style-name="T1">&lt;</text:span><text:span text:style-name="T2">textarea</text:span> <text:span text:style-name="T3">name</text:span>=<text:span text:style-name="T4">""</text:span> <text:span text:style-name="T3">placeholder</text:span>=<text:span text:style-name="T4">"enter your address"</text:span> <text:span text:style-name="T3">id</text:span>=<text:span text:style-name="T4">""</text:span> <text:span text:style-name="T3">cols</text:span>=<text:span text:style-name="T4">"30"</text:span> <text:span text:style-name="T3">rows</text:span>=<text:span text:style-name="T4">"10"</text:span><text:span text:style-name="T1">&gt;&lt;/</text:span><text:span text:style-name="T2">textarea</text:span><text:span text:style-name="T1">&gt;</text:span> 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your message<text:span text:style-name="T1">&lt;/</text:span><text:span text:style-name="T2">span</text:span><text:span text:style-name="T1">&gt;</text:span></text:p>
      <text:p text:style-name="P1"><text:span text:style-name="T1">&lt;</text:span><text:span text:style-name="T2">textarea</text:span> <text:span text:style-name="T3">name</text:span>=<text:span text:style-name="T4">""</text:span> <text:span text:style-name="T3">placeholder</text:span>=<text:span text:style-name="T4">"enter your message"</text:span> <text:span text:style-name="T3">id</text:span>=<text:span text:style-name="T4">""</text:span> <text:span text:style-name="T3">cols</text:span>=<text:span text:style-name="T4">"30"</text:span> <text:span text:style-name="T3">rows</text:span>=<text:span text:style-name="T4">"10"</text:span><text:span text:style-name="T1">&gt;&lt;/</text:span><text:span text:style-name="T2">textarea</text:span><text:span text:style-name="T1">&gt;</text:span> 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input</text:span> <text:span text:style-name="T3">type</text:span>=<text:span text:style-name="T4">"submit"</text:span> <text:span text:style-name="T3">value</text:span>=<text:span text:style-name="T4">"book now"</text:span> <text:span text:style-name="T3">class</text:span>=<text:span text:style-name="T4">"btn"</text:span><text:span text:style-name="T1">&gt;</text:span></text:p>
      <text:p text:style-name="P6"/>
      <text:p text:style-name="P1"><text:span text:style-name="T1">&lt;/</text:span><text:span text:style-name="T2">form</text:span><text:span text:style-name="T1">&gt;</text:span></text:p>
      <text:p text:style-name="P6"/>
      <text:p text:style-name="P1"><text:span text:style-name="T1">&lt;/</text:span><text:span text:style-name="T2">section</text:span><text:span text:style-name="T1">&gt;</text:span></text:p>
      <text:p text:style-name="P6"/>
      <text:p text:style-name="P5">&lt;!--order section ends--&gt;</text:p>
      <text:p text:style-name="P6"/>
      <text:p text:style-name="P5">&lt;!--footer section starts--&gt;</text:p>
      <text:p text:style-name="P6"/>
      <text:p text:style-name="P1"><text:span text:style-name="T1">&lt;</text:span><text:span text:style-name="T2">selection</text:span> <text:span text:style-name="T3">class</text:span>=<text:span text:style-name="T4">"foot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-container"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h3</text:span><text:span text:style-name="T1">&gt;</text:span>location<text:span text:style-name="T1">&lt;/</text:span><text:span text:style-name="T2">h3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Chinhoyi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Harare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Bulawayo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Mutare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Masvingo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oft-page-break/><text:span text:style-name="T1">&lt;</text:span><text:span text:style-name="T2">h3</text:span><text:span text:style-name="T1">&gt;</text:span>quick links<text:span text:style-name="T1">&lt;/</text:span><text:span text:style-name="T2">h3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Home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Decoration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About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Menu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Review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Booking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h3</text:span><text:span text:style-name="T1">&gt;</text:span>contact information<text:span text:style-name="T1">&lt;/</text:span><text:span text:style-name="T2">h3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+263 715783511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+263 717824700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tayamika.co.zw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tayamika@gmail.com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Chinhoyi University of Technology, Chinhoyi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1"><text:span text:style-name="T1">&lt;</text:span><text:span text:style-name="T2">h3</text:span><text:span text:style-name="T1">&gt;</text:span>follow us<text:span text:style-name="T1">&lt;/</text:span><text:span text:style-name="T2">h3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facebook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twitter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intsagram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linkedin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</text:span>whatsapp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credit"</text:span><text:span text:style-name="T1">&gt;</text:span>copyright @ 2024 by <text:span text:style-name="T1">&lt;</text:span><text:span text:style-name="T2">span</text:span><text:span text:style-name="T1">&gt;</text:span>Tayamika Catering Company<text:span text:style-name="T1">&lt;/</text:span><text:span text:style-name="T2">span</text:span><text:span text:style-name="T1">&gt;&lt;/</text:span><text:span text:style-name="T2">div</text:span><text:span text:style-name="T1">&gt;</text:span></text:p>
      <text:p text:style-name="P6"/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/</text:span><text:span text:style-name="T2">selection</text:span><text:span text:style-name="T1">&gt;</text:span></text:p>
      <text:p text:style-name="P6"/>
      <text:p text:style-name="P5">&lt;!--footer section ends--&gt;</text:p>
      <text:p text:style-name="P9"/>
      <text:p text:style-name="P5">&lt;!-- Portal section starts --&gt;</text:p>
      <text:p text:style-name="P1"><text:span text:style-name="T1">&lt;</text:span><text:span text:style-name="T2">section</text:span> <text:span text:style-name="T3">class</text:span>=<text:span text:style-name="T4">"portal"</text:span> <text:span text:style-name="T3">id</text:span>=<text:span text:style-name="T4">"portal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box-container"</text:span><text:span text:style-name="T1">&gt;</text:span></text:p>
      <text:p text:style-name="P1"><text:span text:style-name="T1">&lt;</text:span><text:span text:style-name="T2">h3</text:span> <text:span text:style-name="T3">class</text:span>=<text:span text:style-name="T4">"sub-heading"</text:span><text:span text:style-name="T1">&gt;</text:span>Login<text:span text:style-name="T1">&lt;/</text:span><text:span text:style-name="T2">h3</text:span><text:span text:style-name="T1">&gt;</text:span></text:p>
      <text:p text:style-name="P1"><text:span text:style-name="T1">&lt;</text:span><text:span text:style-name="T2">h1</text:span> <text:span text:style-name="T3">class</text:span>=<text:span text:style-name="T4">"heading"</text:span><text:span text:style-name="T1">&gt;</text:span>Login to your account<text:span text:style-name="T1">&lt;/</text:span><text:span text:style-name="T2">h1</text:span><text:span text:style-name="T1">&gt;</text:span></text:p>
      <text:p text:style-name="P1"><text:span text:style-name="T1">&lt;</text:span><text:span text:style-name="T2">form</text:span> <text:span text:style-name="T3">id</text:span>=<text:span text:style-name="T4">"login-form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nput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Username<text:span text:style-name="T1">&lt;/</text:span><text:span text:style-name="T2">span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text"</text:span> <text:span text:style-name="T3">id</text:span>=<text:span text:style-name="T4">"username"</text:span> <text:span text:style-name="T3">placeholder</text:span>=<text:span text:style-name="T4">"Enter your username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6"/>
      <text:p text:style-name="P1"><text:span text:style-name="T1">&lt;</text:span><text:span text:style-name="T2">div</text:span> <text:span text:style-name="T3">class</text:span>=<text:span text:style-name="T4">"input"</text:span><text:span text:style-name="T1">&gt;</text:span></text:p>
      <text:p text:style-name="P1"><text:span text:style-name="T1">&lt;</text:span><text:span text:style-name="T2">span</text:span><text:span text:style-name="T1">&gt;</text:span>Password<text:span text:style-name="T1">&lt;/</text:span><text:span text:style-name="T2">span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id</text:span>=<text:span text:style-name="T4">"password"</text:span> <text:span text:style-name="T3">placeholder</text:span>=<text:span text:style-name="T4">"Enter your password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Login"</text:span> <text:span text:style-name="T3">class</text:span>=<text:span text:style-name="T4">"btn"</text:span> <text:span text:style-name="T3">onclick</text:span>=<text:span text:style-name="T4">"</text:span><text:span text:style-name="T5">handleLogin</text:span><text:span text:style-name="T4">()"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9"/>
      <text:p text:style-name="P5">&lt;!-- Portal section ends --&gt;</text:p>
      <text:p text:style-name="P8"><text:line-break/><text:line-break/><text:line-break/><text:line-break/><text:line-break/><text:line-break/><text:line-break/>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https://cdn.jsdelivr.net/npm/swiper@11/swiper-bundle.min.js"</text:span><text:span text:style-name="T1">&gt;&lt;/</text:span><text:span text:style-name="T2">script</text:span><text:span text:style-name="T1">&gt;</text:span></text:p>
      <text:p text:style-name="P6"/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js/script.js"</text:span><text:span text:style-name="T1">&gt;&lt;/</text:span><text:span text:style-name="T2">script</text:span><text:span text:style-name="T1">&gt;</text:span></text:p>
      <text:p text:style-name="P9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/>
      <text:p text:style-name="Standard"/>
      <text:p text:style-name="P7">Code for style.css</text:p>
      <text:p text:style-name="P7"/>
      <text:p text:style-name="P2"><text:span text:style-name="T7">@import</text:span> <text:span text:style-name="T5">url</text:span>(<text:span text:style-name="T4">'https://fonts.googleapis.com/css2?family=Nunito+Sans:ital,opsz,wght@0,6..12,200..1000;1,6..12,200..1000&amp;display=swap'</text:span>);</text:p>
      <text:p text:style-name="P6"/>
      <text:p text:style-name="P1"><text:span text:style-name="T8">:root</text:span>{</text:p>
      <text:p text:style-name="P1"><text:span text:style-name="T3">--violet</text:span>:<text:span text:style-name="T4">#ee82ee</text:span>;</text:p>
      <text:p text:style-name="P1"><text:span text:style-name="T3">--black</text:span>:<text:span text:style-name="T4">#192a56</text:span>;</text:p>
      <text:p text:style-name="P1"><text:span text:style-name="T3">--light-color</text:span>:<text:span text:style-name="T4">#666</text:span>;</text:p>
      <text:p text:style-name="P1"><text:span text:style-name="T3">--box-shadow</text:span>:<text:span text:style-name="T9">0</text:span> <text:span text:style-name="T9">.5rem</text:span> <text:span text:style-name="T9">1.5rem</text:span> <text:span text:style-name="T5">rgba</text:span>(<text:span text:style-name="T9">0</text:span>,<text:span text:style-name="T9">0</text:span>,<text:span text:style-name="T9">0</text:span>,<text:span text:style-name="T9">.1</text:span>)</text:p>
      <text:p text:style-name="P1">}</text:p>
      <text:p text:style-name="P6"/>
      <text:p text:style-name="P1"><text:span text:style-name="T2">*</text:span>{</text:p>
      <text:p text:style-name="P1"><text:soft-page-break/><text:span text:style-name="T3">font-family</text:span>: <text:span text:style-name="T4">"Nunito Sans"</text:span>, <text:span text:style-name="T4">sans-serif</text:span>;</text:p>
      <text:p text:style-name="P1"><text:span text:style-name="T3">margin</text:span>: <text:span text:style-name="T9">0</text:span>; <text:span text:style-name="T3">padding</text:span>: <text:span text:style-name="T9">0</text:span>;</text:p>
      <text:p text:style-name="P1"><text:span text:style-name="T3">box-sizing</text:span>: <text:span text:style-name="T4">border-box</text:span>;</text:p>
      <text:p text:style-name="P1"><text:span text:style-name="T3">text-decoration</text:span>: <text:span text:style-name="T4">none</text:span>;</text:p>
      <text:p text:style-name="P1"><text:span text:style-name="T3">outline</text:span>: <text:span text:style-name="T4">none</text:span>; <text:span text:style-name="T3">border</text:span>: <text:span text:style-name="T4">none</text:span>;</text:p>
      <text:p text:style-name="P1"><text:span text:style-name="T3">text-transform</text:span>: <text:span text:style-name="T4">capitalize</text:span>;</text:p>
      <text:p text:style-name="P1"><text:span text:style-name="T3">transition</text:span>: <text:span text:style-name="T4">all</text:span> <text:span text:style-name="T9">.2s</text:span> <text:span text:style-name="T4">linear</text:span>;</text:p>
      <text:p text:style-name="P1">}</text:p>
      <text:p text:style-name="P6"/>
      <text:p text:style-name="P1"><text:span text:style-name="T8">html</text:span>{</text:p>
      <text:p text:style-name="P1"><text:span text:style-name="T3">font-size</text:span>: <text:span text:style-name="T9">62.5%</text:span>;</text:p>
      <text:p text:style-name="P1"><text:span text:style-name="T3">overflow-x</text:span>: <text:span text:style-name="T4">hidden</text:span>;</text:p>
      <text:p text:style-name="P1"><text:span text:style-name="T3">scroll-padding-top</text:span>: <text:span text:style-name="T9">5.5rem</text:span>;</text:p>
      <text:p text:style-name="P1"><text:span text:style-name="T3">scroll-behavior</text:span>: <text:span text:style-name="T4">smooth</text:span>;</text:p>
      <text:p text:style-name="P1">}</text:p>
      <text:p text:style-name="P6"/>
      <text:p text:style-name="P1"><text:span text:style-name="T8">section</text:span>{</text:p>
      <text:p text:style-name="P1"><text:span text:style-name="T3">padding</text:span>: <text:span text:style-name="T9">2rem</text:span> <text:span text:style-name="T9">9%</text:span>;</text:p>
      <text:p text:style-name="P1">}</text:p>
      <text:p text:style-name="P6"/>
      <text:p text:style-name="P1"><text:span text:style-name="T8">section:nth-child</text:span>(even){</text:p>
      <text:p text:style-name="P1"><text:span text:style-name="T3">background</text:span>: <text:span text:style-name="T4">#eee</text:span>;</text:p>
      <text:p text:style-name="P1">}</text:p>
      <text:p text:style-name="P6"/>
      <text:p text:style-name="P1"><text:span text:style-name="T8">.sub-heading</text:span>{</text:p>
      <text:p text:style-name="P1"><text:span text:style-name="T3">text-align</text:span>: <text:span text:style-name="T4">center</text:span>;</text:p>
      <text:p text:style-name="P1"><text:span text:style-name="T3">color</text:span>: <text:span text:style-name="T5">var</text:span>(<text:span text:style-name="T3">--violet</text:span>);</text:p>
      <text:p text:style-name="P1"><text:span text:style-name="T3">font-size</text:span>: <text:span text:style-name="T9">2rem</text:span>;</text:p>
      <text:p text:style-name="P1"><text:span text:style-name="T3">padding-top</text:span>: <text:span text:style-name="T9">1rem</text:span>;</text:p>
      <text:p text:style-name="P1">}</text:p>
      <text:p text:style-name="P6"/>
      <text:p text:style-name="P1"><text:span text:style-name="T8">.heading</text:span>{</text:p>
      <text:p text:style-name="P1"><text:span text:style-name="T3">text-align</text:span>: <text:span text:style-name="T4">center</text:span>;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3rem</text:span>;</text:p>
      <text:p text:style-name="P1"><text:span text:style-name="T3">padding-bottom</text:span>: <text:span text:style-name="T9">2rem</text:span>;</text:p>
      <text:p text:style-name="P1">}</text:p>
      <text:p text:style-name="P6"/>
      <text:p text:style-name="P1"><text:span text:style-name="T8">.btn</text:span>{</text:p>
      <text:p text:style-name="P1"><text:span text:style-name="T3">margin-top</text:span>: <text:span text:style-name="T9">1rem</text:span>;</text:p>
      <text:p text:style-name="P1"><text:span text:style-name="T3">display</text:span>: <text:span text:style-name="T4">inline-block</text:span>;</text:p>
      <text:p text:style-name="P1"><text:span text:style-name="T3">font-size</text:span>: <text:span text:style-name="T9">1.7rem</text:span>;</text:p>
      <text:p text:style-name="P1"><text:span text:style-name="T3">color</text:span>: <text:span text:style-name="T4">#fff</text:span>;</text:p>
      <text:p text:style-name="P1"><text:span text:style-name="T3">background</text:span>: <text:span text:style-name="T5">var</text:span>(<text:span text:style-name="T3">--black</text:span>);</text:p>
      <text:p text:style-name="P1"><text:span text:style-name="T3">border-radius</text:span>: <text:span text:style-name="T9">.5rem</text:span>;</text:p>
      <text:p text:style-name="P1"><text:span text:style-name="T3">cursor</text:span>: <text:span text:style-name="T4">pointer</text:span>;</text:p>
      <text:p text:style-name="P1"><text:span text:style-name="T3">padding</text:span>: <text:span text:style-name="T9">.8rem</text:span> <text:span text:style-name="T9">3rem</text:span>;</text:p>
      <text:p text:style-name="P1"><text:soft-page-break/>}</text:p>
      <text:p text:style-name="P6"/>
      <text:p text:style-name="P1"><text:span text:style-name="T8">.btn:hover</text:span>{</text:p>
      <text:p text:style-name="P1"><text:span text:style-name="T3">background</text:span>: <text:span text:style-name="T5">var</text:span>(<text:span text:style-name="T3">--violet</text:span>);</text:p>
      <text:p text:style-name="P1"><text:span text:style-name="T3">letter-spacing</text:span>: <text:span text:style-name="T9">.1rem</text:span>;</text:p>
      <text:p text:style-name="P1">}</text:p>
      <text:p text:style-name="P6"/>
      <text:p text:style-name="P1"><text:span text:style-name="T8">header</text:span>{</text:p>
      <text:p text:style-name="P1"><text:span text:style-name="T3">position</text:span>:<text:span text:style-name="T4">fixed</text:span>;</text:p>
      <text:p text:style-name="P1"><text:span text:style-name="T3">top</text:span>:<text:span text:style-name="T9">0</text:span>; <text:span text:style-name="T3">left</text:span>: <text:span text:style-name="T9">0</text:span>; <text:span text:style-name="T3">right</text:span>: <text:span text:style-name="T9">0</text:span>;</text:p>
      <text:p text:style-name="P1"><text:span text:style-name="T3">background</text:span>: <text:span text:style-name="T4">#fff</text:span>;</text:p>
      <text:p text:style-name="P1"><text:span text:style-name="T3">padding</text:span>: <text:span text:style-name="T9">1rem</text:span> <text:span text:style-name="T9">7%</text:span>;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center</text:span>;</text:p>
      <text:p text:style-name="P1"><text:span text:style-name="T3">justify-content</text:span>: <text:span text:style-name="T4">space-between</text:span>;</text:p>
      <text:p text:style-name="P1"><text:span text:style-name="T3">z-index</text:span>: <text:span text:style-name="T9">1000</text:span>;</text:p>
      <text:p text:style-name="P1"><text:span text:style-name="T3">box-shadow</text:span>: <text:span text:style-name="T5">var</text:span>(<text:span text:style-name="T3">--box-shadow</text:span>);</text:p>
      <text:p text:style-name="P1">}</text:p>
      <text:p text:style-name="P6"/>
      <text:p text:style-name="P1"><text:span text:style-name="T8">header</text:span> <text:span text:style-name="T8">.logo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2.5rem</text:span>;</text:p>
      <text:p text:style-name="P1"><text:span text:style-name="T3">font-weight</text:span>: <text:span text:style-name="T4">bolder</text:span>;</text:p>
      <text:p text:style-name="P1">}</text:p>
      <text:p text:style-name="P6"/>
      <text:p text:style-name="P1"><text:span text:style-name="T8">header</text:span> <text:span text:style-name="T8">.logo</text:span> <text:span text:style-name="T8">i</text:span>{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6"/>
      <text:p text:style-name="P1"><text:span text:style-name="T8">header</text:span> <text:span text:style-name="T8">.navbar</text:span> <text:span text:style-name="T8">a</text:span>{</text:p>
      <text:p text:style-name="P1"><text:span text:style-name="T3">font-size</text:span>: <text:span text:style-name="T9">1.7rem</text:span>;</text:p>
      <text:p text:style-name="P1"><text:span text:style-name="T3">border-radius</text:span>: <text:span text:style-name="T9">.5rem</text:span>;</text:p>
      <text:p text:style-name="P1"><text:span text:style-name="T3">padding</text:span>: <text:span text:style-name="T9">.5rem</text:span> <text:span text:style-name="T9">1.5rem</text:span>;</text:p>
      <text:p text:style-name="P1"><text:span text:style-name="T3">color</text:span>: <text:span text:style-name="T5">var</text:span>(<text:span text:style-name="T3">--light-color</text:span>);</text:p>
      <text:p text:style-name="P1">}</text:p>
      <text:p text:style-name="P6"/>
      <text:p text:style-name="P1"><text:span text:style-name="T8">header</text:span> <text:span text:style-name="T8">.navbar</text:span> <text:span text:style-name="T8">a.active</text:span>,</text:p>
      <text:p text:style-name="P1"><text:span text:style-name="T8">header</text:span> <text:span text:style-name="T8">.navbar</text:span> <text:span text:style-name="T8">a:hover</text:span>{</text:p>
      <text:p text:style-name="P1"><text:span text:style-name="T3">color</text:span>: <text:span text:style-name="T4">black</text:span>;</text:p>
      <text:p text:style-name="P1"><text:span text:style-name="T3">background</text:span>: <text:span text:style-name="T4">violet</text:span>;</text:p>
      <text:p text:style-name="P1">}</text:p>
      <text:p text:style-name="P6"/>
      <text:p text:style-name="P1"><text:span text:style-name="T8">header</text:span> <text:span text:style-name="T8">.icons</text:span> <text:span text:style-name="T8">i</text:span>,</text:p>
      <text:p text:style-name="P1"><text:span text:style-name="T8">header</text:span> <text:span text:style-name="T8">.icons</text:span> <text:span text:style-name="T8">a</text:span>{</text:p>
      <text:p text:style-name="P1"><text:span text:style-name="T3">cursor</text:span>: <text:span text:style-name="T4">pointer</text:span>;</text:p>
      <text:p text:style-name="P1"><text:span text:style-name="T3">margin-left</text:span>: <text:span text:style-name="T9">.5rem</text:span>;</text:p>
      <text:p text:style-name="P1"><text:span text:style-name="T3">height</text:span>: <text:span text:style-name="T9">4.5rem</text:span>;</text:p>
      <text:p text:style-name="P1"><text:soft-page-break/><text:span text:style-name="T3">line-height</text:span>: <text:span text:style-name="T9">4.5rem</text:span>;</text:p>
      <text:p text:style-name="P1"><text:span text:style-name="T3">width</text:span>: <text:span text:style-name="T9">4.5rem</text:span>;</text:p>
      <text:p text:style-name="P1"><text:span text:style-name="T3">text-align</text:span>: <text:span text:style-name="T4">center</text:span>;</text:p>
      <text:p text:style-name="P1"><text:span text:style-name="T3">font-size</text:span>: <text:span text:style-name="T9">1.7rem</text:span>;</text:p>
      <text:p text:style-name="P1"><text:span text:style-name="T3">color</text:span>: <text:span text:style-name="T5">var</text:span>(<text:span text:style-name="T3">--black</text:span>);</text:p>
      <text:p text:style-name="P1"><text:span text:style-name="T3">border-radius</text:span>: <text:span text:style-name="T9">50%</text:span>;</text:p>
      <text:p text:style-name="P1"><text:span text:style-name="T3">background</text:span>: <text:span text:style-name="T4">#eee</text:span>;</text:p>
      <text:p text:style-name="P1">}</text:p>
      <text:p text:style-name="P6"/>
      <text:p text:style-name="P1"><text:span text:style-name="T8">header</text:span> <text:span text:style-name="T8">.icons</text:span> <text:span text:style-name="T8">i:hover</text:span>,</text:p>
      <text:p text:style-name="P1"><text:span text:style-name="T8">header</text:span> <text:span text:style-name="T8">.icons</text:span> <text:span text:style-name="T8">a:hover</text:span>{</text:p>
      <text:p text:style-name="P1"><text:span text:style-name="T3">color</text:span>: <text:span text:style-name="T4">black</text:span>;</text:p>
      <text:p text:style-name="P1"><text:span text:style-name="T3">background</text:span>: <text:span text:style-name="T4">violet</text:span>;</text:p>
      <text:p text:style-name="P1"><text:span text:style-name="T3">transform</text:span>: <text:span text:style-name="T5">rotate</text:span>(<text:span text:style-name="T9">360deg</text:span>);</text:p>
      <text:p text:style-name="P1">}</text:p>
      <text:p text:style-name="P6"/>
      <text:p text:style-name="P1"><text:span text:style-name="T8">header</text:span> <text:span text:style-name="T8">.icons</text:span> <text:span text:style-name="T8">#menu-bars</text:span>{</text:p>
      <text:p text:style-name="P1"><text:span text:style-name="T3">display</text:span>: <text:span text:style-name="T4">none</text:span>;</text:p>
      <text:p text:style-name="P6"/>
      <text:p text:style-name="P1">}</text:p>
      <text:p text:style-name="P6"/>
      <text:p text:style-name="P1"><text:span text:style-name="T8">#search-form</text:span>{</text:p>
      <text:p text:style-name="P1"><text:span text:style-name="T3">position</text:span>: <text:span text:style-name="T4">fixed</text:span>;</text:p>
      <text:p text:style-name="P1"><text:span text:style-name="T3">top</text:span>:<text:span text:style-name="T9">-110%</text:span>; <text:span text:style-name="T3">left</text:span>: <text:span text:style-name="T9">0</text:span>;</text:p>
      <text:p text:style-name="P1"><text:span text:style-name="T3">height</text:span>: <text:span text:style-name="T9">100%</text:span>; <text:span text:style-name="T3">width</text:span>: <text:span text:style-name="T9">100%</text:span>;</text:p>
      <text:p text:style-name="P1"><text:span text:style-name="T3">z-index</text:span>: <text:span text:style-name="T9">1004</text:span>;</text:p>
      <text:p text:style-name="P1"><text:span text:style-name="T3">background</text:span>: <text:span text:style-name="T5">rgba</text:span>(<text:span text:style-name="T9">0</text:span>, <text:span text:style-name="T9">0</text:span>, <text:span text:style-name="T9">0</text:span>, <text:span text:style-name="T9">.8</text:span>);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center</text:span>;</text:p>
      <text:p text:style-name="P1"><text:span text:style-name="T3">justify-content</text:span>: <text:span text:style-name="T4">center</text:span>;</text:p>
      <text:p text:style-name="P1"><text:span text:style-name="T3">padding</text:span>: <text:span text:style-name="T9">0</text:span> <text:span text:style-name="T9">1rem</text:span>;</text:p>
      <text:p text:style-name="P1">}</text:p>
      <text:p text:style-name="P6"/>
      <text:p text:style-name="P1"><text:span text:style-name="T8">#search-form.active</text:span>{</text:p>
      <text:p text:style-name="P1"><text:span text:style-name="T3">top</text:span>: <text:span text:style-name="T9">0</text:span>;</text:p>
      <text:p text:style-name="P1">}</text:p>
      <text:p text:style-name="P6"/>
      <text:p text:style-name="P1"><text:span text:style-name="T8">#search-form</text:span> <text:span text:style-name="T8">#search-box</text:span>{</text:p>
      <text:p text:style-name="P1"><text:span text:style-name="T3">width</text:span>: <text:span text:style-name="T9">50rem</text:span>;</text:p>
      <text:p text:style-name="P1"><text:span text:style-name="T3">border-bottom</text:span>: <text:span text:style-name="T9">.1rem</text:span> <text:span text:style-name="T4">solid</text:span> <text:span text:style-name="T4">#fff</text:span>;</text:p>
      <text:p text:style-name="P1"><text:span text:style-name="T3">padding</text:span>: <text:span text:style-name="T9">1rem</text:span> <text:span text:style-name="T9">0</text:span>;</text:p>
      <text:p text:style-name="P1"><text:span text:style-name="T3">color</text:span>: <text:span text:style-name="T4">#fff</text:span>;</text:p>
      <text:p text:style-name="P1"><text:span text:style-name="T3">font-size</text:span>: <text:span text:style-name="T9">3rem</text:span>;</text:p>
      <text:p text:style-name="P1"><text:span text:style-name="T3">text-transform</text:span>: <text:span text:style-name="T4">none</text:span>;</text:p>
      <text:p text:style-name="P1"><text:span text:style-name="T3">background</text:span>: <text:span text:style-name="T4">none</text:span>;</text:p>
      <text:p text:style-name="P6"/>
      <text:p text:style-name="P1">}</text:p>
      <text:p text:style-name="P6"><text:soft-page-break/></text:p>
      <text:p text:style-name="P1"><text:span text:style-name="T8">#search-form</text:span> <text:span text:style-name="T8">#search-box::placeholder</text:span>{</text:p>
      <text:p text:style-name="P1"><text:span text:style-name="T3">color</text:span>: <text:span text:style-name="T4">#eee</text:span>;</text:p>
      <text:p text:style-name="P1">}</text:p>
      <text:p text:style-name="P6"/>
      <text:p text:style-name="P1"><text:span text:style-name="T8">#search-form</text:span> <text:span text:style-name="T8">#search-box::-webkit-search-cancel-button</text:span>{</text:p>
      <text:p text:style-name="P1"><text:span text:style-name="T3">-webkit-appearance</text:span>: <text:span text:style-name="T4">none</text:span>;</text:p>
      <text:p text:style-name="P1">}</text:p>
      <text:p text:style-name="P6"/>
      <text:p text:style-name="P1"><text:span text:style-name="T8">#search-form</text:span> <text:span text:style-name="T8">label</text:span>{</text:p>
      <text:p text:style-name="P1"><text:span text:style-name="T3">color</text:span>: <text:span text:style-name="T4">#fff</text:span>;</text:p>
      <text:p text:style-name="P1"><text:span text:style-name="T3">cursor</text:span>: <text:span text:style-name="T4">pointer</text:span>;</text:p>
      <text:p text:style-name="P1"><text:span text:style-name="T3">font-size</text:span>: <text:span text:style-name="T9">3rem</text:span>;</text:p>
      <text:p text:style-name="P1">}</text:p>
      <text:p text:style-name="P6"/>
      <text:p text:style-name="P1"><text:span text:style-name="T8">#search-form</text:span> <text:span text:style-name="T8">label:hover</text:span>{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6"/>
      <text:p text:style-name="P1"><text:span text:style-name="T8">#search-form</text:span> <text:span text:style-name="T8">#close</text:span>{</text:p>
      <text:p text:style-name="P1"><text:span text:style-name="T3">position</text:span>: <text:span text:style-name="T4">absolute</text:span>;</text:p>
      <text:p text:style-name="P1"><text:span text:style-name="T3">color</text:span>: <text:span text:style-name="T4">#fff</text:span>;</text:p>
      <text:p text:style-name="P1"><text:span text:style-name="T3">cursor</text:span>: <text:span text:style-name="T4">pointer</text:span>;</text:p>
      <text:p text:style-name="P1"><text:span text:style-name="T3">top</text:span>: <text:span text:style-name="T9">2rem</text:span>; <text:span text:style-name="T3">right</text:span>: <text:span text:style-name="T9">3rem</text:span>;</text:p>
      <text:p text:style-name="P1"><text:span text:style-name="T3">font-size</text:span>: <text:span text:style-name="T9">5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{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center</text:span>;</text:p>
      <text:p text:style-name="P1"><text:span text:style-name="T3">flex-wrap</text:span>: <text:span text:style-name="T4">wrap</text:span>;</text:p>
      <text:p text:style-name="P1"><text:span text:style-name="T3">gap</text:span>: <text:span text:style-name="T9">2rem</text:span>;</text:p>
      <text:p text:style-name="P1"><text:span text:style-name="T3">padding-top</text:span>: <text:span text:style-name="T9">9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content</text:span>{</text:p>
      <text:p text:style-name="P1"><text:span text:style-name="T3">flex</text:span>: <text:span text:style-name="T9">1</text:span> <text:span text:style-name="T9">1</text:span> <text:span text:style-name="T9">45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image</text:span>{</text:p>
      <text:p text:style-name="P1"><text:span text:style-name="T3">flex</text:span>: <text:span text:style-name="T9">1</text:span> <text:span text:style-name="T9">1</text:span> <text:span text:style-name="T9">45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image</text:span> <text:span text:style-name="T8">img</text:span>{</text:p>
      <text:p text:style-name="P1"><text:span text:style-name="T3">width</text:span>: <text:span text:style-name="T9">100%</text:span>;</text:p>
      <text:p text:style-name="P1">}</text:p>
      <text:p text:style-name="P6"/>
      <text:p text:style-name="P1"><text:soft-page-break/><text:span text:style-name="T8">.home</text:span> <text:span text:style-name="T8">.home-slider</text:span> <text:span text:style-name="T8">.slide</text:span> <text:span text:style-name="T8">.content</text:span> <text:span text:style-name="T8">span</text:span>{</text:p>
      <text:p text:style-name="P1"><text:span text:style-name="T3">color</text:span>: <text:span text:style-name="T5">var</text:span>(<text:span text:style-name="T3">--violet</text:span>);</text:p>
      <text:p text:style-name="P1"><text:span text:style-name="T3">font-size</text:span>: <text:span text:style-name="T9">2.5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content</text:span> <text:span text:style-name="T8">h3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7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content</text:span> <text:span text:style-name="T8">p</text:span>{</text:p>
      <text:p text:style-name="P1"><text:span text:style-name="T3">color</text:span>: <text:span text:style-name="T5">var</text:span>(<text:span text:style-name="T3">--light-color</text:span>);</text:p>
      <text:p text:style-name="P1"><text:span text:style-name="T3">font-size</text:span>: <text:span text:style-name="T9">2.2rem</text:span>;</text:p>
      <text:p text:style-name="P1"><text:span text:style-name="T3">padding</text:span>: <text:span text:style-name="T9">.5rem</text:span> <text:span text:style-name="T9">0</text:span>;</text:p>
      <text:p text:style-name="P1"><text:span text:style-name="T3">line-height</text:span>: <text:span text:style-name="T9">1.5</text:span>;</text:p>
      <text:p text:style-name="P1">}</text:p>
      <text:p text:style-name="P6"/>
      <text:p text:style-name="P1"><text:span text:style-name="T8">.swiper-pagination-bullet-active</text:span>{</text:p>
      <text:p text:style-name="P1"><text:span text:style-name="T3">background</text:span>: <text:span text:style-name="T5">var</text:span>(<text:span text:style-name="T3">--violet</text:span>);</text:p>
      <text:p text:style-name="P1">}</text:p>
      <text:p text:style-name="P6"/>
      <text:p text:style-name="P1"><text:span text:style-name="T8">.dishes</text:span> <text:span text:style-name="T8">.box-container</text:span>{</text:p>
      <text:p text:style-name="P1"><text:span text:style-name="T3">display</text:span>: <text:span text:style-name="T4">grid</text:span>;</text:p>
      <text:p text:style-name="P1"><text:span text:style-name="T3">grid-template-columns</text:span>: <text:span text:style-name="T5">repeat</text:span>(<text:span text:style-name="T4">auto-fit</text:span>, <text:span text:style-name="T5">minmax</text:span>(<text:span text:style-name="T9">28rem</text:span>, <text:span text:style-name="T9">1fr</text:span>));</text:p>
      <text:p text:style-name="P1"><text:span text:style-name="T3">gap</text:span>: <text:span text:style-name="T9">1.5rem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{</text:p>
      <text:p text:style-name="P1"><text:span text:style-name="T3">padding</text:span>: <text:span text:style-name="T9">2.5rem</text:span>;</text:p>
      <text:p text:style-name="P1"><text:span text:style-name="T3">background</text:span>: <text:span text:style-name="T4">#fff</text:span>;</text:p>
      <text:p text:style-name="P1"><text:span text:style-name="T3">border-radius</text:span>: <text:span text:style-name="T9">.5rem</text:span>;</text:p>
      <text:p text:style-name="P1"><text:span text:style-name="T3">border</text:span>: <text:span text:style-name="T9">.1rem</text:span> <text:span text:style-name="T4">solid</text:span> <text:span text:style-name="T5">rgb</text:span>(<text:span text:style-name="T9">0</text:span>, <text:span text:style-name="T9">0</text:span>, <text:span text:style-name="T9">0</text:span>, <text:span text:style-name="T9">.2</text:span>);</text:p>
      <text:p text:style-name="P1"><text:span text:style-name="T3">box-shadow</text:span>: <text:span text:style-name="T5">var</text:span>(<text:span text:style-name="T3">--box-shadow</text:span>);</text:p>
      <text:p text:style-name="P1"><text:span text:style-name="T3">position</text:span>: <text:span text:style-name="T4">relative</text:span>;</text:p>
      <text:p text:style-name="P1"><text:span text:style-name="T3">overflow</text:span>: <text:span text:style-name="T4">hidden</text:span>;</text:p>
      <text:p text:style-name="P1"><text:span text:style-name="T3">text-align</text:span>: <text:span text:style-name="T4">center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fa-heart</text:span>,</text:p>
      <text:p text:style-name="P1"><text:span text:style-name="T8">.dishes</text:span> <text:span text:style-name="T8">.box-container</text:span> <text:span text:style-name="T8">.box</text:span> <text:span text:style-name="T8">.fa-eye</text:span>{</text:p>
      <text:p text:style-name="P1"><text:span text:style-name="T3">position</text:span>: <text:span text:style-name="T4">absolute</text:span>;</text:p>
      <text:p text:style-name="P1"><text:span text:style-name="T3">top</text:span>: <text:span text:style-name="T9">1.5rem</text:span>;</text:p>
      <text:p text:style-name="P1"><text:span text:style-name="T3">background</text:span>: <text:span text:style-name="T4">#eee</text:span>;</text:p>
      <text:p text:style-name="P1"><text:span text:style-name="T3">border-radius</text:span>: <text:span text:style-name="T9">50%</text:span>;</text:p>
      <text:p text:style-name="P1"><text:span text:style-name="T3">height</text:span>: <text:span text:style-name="T9">5rem</text:span>;</text:p>
      <text:p text:style-name="P1"><text:span text:style-name="T3">width</text:span>: <text:span text:style-name="T9">5rem</text:span>;</text:p>
      <text:p text:style-name="P1"><text:span text:style-name="T3">line-height</text:span>: <text:span text:style-name="T9">5rem</text:span>;</text:p>
      <text:p text:style-name="P1"><text:soft-page-break/><text:span text:style-name="T3">font-size</text:span>: <text:span text:style-name="T9">2rem</text:span>;</text:p>
      <text:p text:style-name="P1"><text:span text:style-name="T3">color</text:span>: <text:span text:style-name="T5">var</text:span>(<text:span text:style-name="T3">--black</text:span>);</text:p>
      <text:p text:style-name="P6"/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fa-heart:hover</text:span>,</text:p>
      <text:p text:style-name="P1"><text:span text:style-name="T8">.dishes</text:span> <text:span text:style-name="T8">.box-container</text:span> <text:span text:style-name="T8">.box</text:span> <text:span text:style-name="T8">.fa-eye:hover</text:span>{</text:p>
      <text:p text:style-name="P1"><text:span text:style-name="T3">background</text:span>: <text:span text:style-name="T5">var</text:span>(<text:span text:style-name="T3">--violet</text:span>);</text:p>
      <text:p text:style-name="P1"><text:span text:style-name="T3">color</text:span>: <text:span text:style-name="T4">#fff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fa-heart</text:span>{</text:p>
      <text:p text:style-name="P1"><text:span text:style-name="T3">right</text:span>: <text:span text:style-name="T9">-15rem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fa-eye</text:span>{</text:p>
      <text:p text:style-name="P1"><text:span text:style-name="T3">left</text:span>: <text:span text:style-name="T9">-15rem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:hover</text:span> <text:span text:style-name="T8">.fa-heart</text:span>{</text:p>
      <text:p text:style-name="P1"><text:span text:style-name="T3">right</text:span>: <text:span text:style-name="T9">1.5rem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:hover</text:span> <text:span text:style-name="T8">.fa-eye</text:span>{</text:p>
      <text:p text:style-name="P1"><text:span text:style-name="T3">left</text:span>: <text:span text:style-name="T9">1.5rem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img</text:span>{</text:p>
      <text:p text:style-name="P1"><text:span text:style-name="T3">height</text:span>: <text:span text:style-name="T9">17rem</text:span>;</text:p>
      <text:p text:style-name="P1"><text:span text:style-name="T3">margin</text:span>: <text:span text:style-name="T9">1rem</text:span> <text:span text:style-name="T9">0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h3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2.5rem</text:span>;</text:p>
      <text:p text:style-name="P6"/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stars</text:span>{</text:p>
      <text:p text:style-name="P1"><text:span text:style-name="T3">padding</text:span>: <text:span text:style-name="T9">1rem</text:span> <text:span text:style-name="T9">0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.stars</text:span> <text:span text:style-name="T8">i</text:span>{</text:p>
      <text:p text:style-name="P1"><text:span text:style-name="T3">font-size</text:span>: <text:span text:style-name="T9">1.7rem</text:span>;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1"><text:span text:style-name="T8">.dishes</text:span> <text:span text:style-name="T8">.box-container</text:span> <text:span text:style-name="T8">.box</text:span> <text:span text:style-name="T8">span</text:span>{</text:p>
      <text:p text:style-name="P1"><text:soft-page-break/><text:span text:style-name="T3">color</text:span>: <text:span text:style-name="T5">var</text:span>(<text:span text:style-name="T3">--violet</text:span>);</text:p>
      <text:p text:style-name="P1"><text:span text:style-name="T3">font-weight</text:span>: <text:span text:style-name="T4">bolder</text:span>;</text:p>
      <text:p text:style-name="P1"><text:span text:style-name="T3">margin-right</text:span>: <text:span text:style-name="T9">1rem</text:span>;</text:p>
      <text:p text:style-name="P1"><text:span text:style-name="T3">font-size</text:span>: <text:span text:style-name="T9">2.5rem</text:span>;</text:p>
      <text:p text:style-name="P1">} </text:p>
      <text:p text:style-name="P6"/>
      <text:p text:style-name="P1"><text:span text:style-name="T8">.about</text:span> <text:span text:style-name="T8">.row</text:span>{</text:p>
      <text:p text:style-name="P1"><text:span text:style-name="T3">display</text:span>: <text:span text:style-name="T4">flex</text:span>;</text:p>
      <text:p text:style-name="P1"><text:span text:style-name="T3">flex-wrap</text:span>: <text:span text:style-name="T4">wrap</text:span>;</text:p>
      <text:p text:style-name="P1"><text:span text:style-name="T3">gap</text:span>: <text:span text:style-name="T9">1.5rem</text:span>;</text:p>
      <text:p text:style-name="P1"><text:span text:style-name="T3">align-items</text:span>: <text:span text:style-name="T4">center</text:span>; </text:p>
      <text:p text:style-name="P1">}</text:p>
      <text:p text:style-name="P6"/>
      <text:p text:style-name="P1"><text:span text:style-name="T8">.about</text:span> <text:span text:style-name="T8">.row</text:span> <text:span text:style-name="T8">.image</text:span>{</text:p>
      <text:p text:style-name="P1"><text:span text:style-name="T3">flex</text:span>:<text:span text:style-name="T9">1</text:span> <text:span text:style-name="T9">1</text:span> <text:span text:style-name="T9">45rem</text:span></text:p>
      <text:p text:style-name="P1">}</text:p>
      <text:p text:style-name="P6"/>
      <text:p text:style-name="P1"><text:span text:style-name="T8">.about</text:span> <text:span text:style-name="T8">.row</text:span> <text:span text:style-name="T8">.image</text:span> <text:span text:style-name="T8">img</text:span>{</text:p>
      <text:p text:style-name="P1"><text:span text:style-name="T3">width</text:span>: <text:span text:style-name="T9">100%</text:span>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{</text:p>
      <text:p text:style-name="P1"><text:span text:style-name="T3">flex</text:span>:<text:span text:style-name="T9">1</text:span> <text:span text:style-name="T9">1</text:span> <text:span text:style-name="T9">45rem</text:span>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h3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4rem</text:span>;</text:p>
      <text:p text:style-name="P1"><text:span text:style-name="T3">padding</text:span>: <text:span text:style-name="T9">.5rem</text:span> <text:span text:style-name="T9">0</text:span>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p</text:span>{</text:p>
      <text:p text:style-name="P1"><text:span text:style-name="T3">color</text:span>: <text:span text:style-name="T5">var</text:span>(<text:span text:style-name="T3">--light-color</text:span>);</text:p>
      <text:p text:style-name="P1"><text:span text:style-name="T3">font-size</text:span>: <text:span text:style-name="T9">1.5rem</text:span>;</text:p>
      <text:p text:style-name="P1"><text:span text:style-name="T3">padding</text:span>: <text:span text:style-name="T9">.5rem</text:span> <text:span text:style-name="T9">0</text:span>;</text:p>
      <text:p text:style-name="P1"><text:span text:style-name="T3">line-height</text:span>: <text:span text:style-name="T9">2</text:span>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.icons-container</text:span>{</text:p>
      <text:p text:style-name="P1"><text:span text:style-name="T3">display</text:span>: <text:span text:style-name="T4">flex</text:span>;</text:p>
      <text:p text:style-name="P1"><text:span text:style-name="T3">gap</text:span>: <text:span text:style-name="T9">1rem</text:span>;</text:p>
      <text:p text:style-name="P1"><text:span text:style-name="T3">flex-wrap</text:span>: <text:span text:style-name="T4">wrap</text:span>;</text:p>
      <text:p text:style-name="P1"><text:span text:style-name="T3">padding</text:span>: <text:span text:style-name="T9">1rem</text:span> <text:span text:style-name="T9">0</text:span>;</text:p>
      <text:p text:style-name="P1"><text:span text:style-name="T3">margin-top</text:span>: <text:span text:style-name="T9">.5rem</text:span>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.icons-container</text:span> <text:span text:style-name="T8">.icons</text:span>{</text:p>
      <text:p text:style-name="P1"><text:soft-page-break/><text:span text:style-name="T3">background</text:span>: <text:span text:style-name="T4">#eee</text:span>;</text:p>
      <text:p text:style-name="P1"><text:span text:style-name="T3">border-radius</text:span>: <text:span text:style-name="T9">.5rem</text:span>;</text:p>
      <text:p text:style-name="P1"><text:span text:style-name="T3">border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display</text:span>: <text:span text:style-name="T4">flex</text:span>;</text:p>
      <text:p text:style-name="P1"><text:span text:style-name="T3">align-items</text:span>: <text:span text:style-name="T4">center</text:span>;</text:p>
      <text:p text:style-name="P1"><text:span text:style-name="T3">justify-content</text:span>: <text:span text:style-name="T4">center</text:span>;</text:p>
      <text:p text:style-name="P1"><text:span text:style-name="T3">gap</text:span>: <text:span text:style-name="T9">1rem</text:span>;</text:p>
      <text:p text:style-name="P1"><text:span text:style-name="T3">flex</text:span>: <text:span text:style-name="T9">1</text:span> <text:span text:style-name="T9">1</text:span> <text:span text:style-name="T9">17rem</text:span>;</text:p>
      <text:p text:style-name="P1"><text:span text:style-name="T3">padding</text:span>: <text:span text:style-name="T9">1.5rem</text:span> <text:span text:style-name="T9">1rem</text:span>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.icons-container</text:span> <text:span text:style-name="T8">.icons</text:span> <text:span text:style-name="T8">i</text:span>{</text:p>
      <text:p text:style-name="P1"><text:span text:style-name="T3">font-size</text:span>: <text:span text:style-name="T9">2.5rem</text:span>;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6"/>
      <text:p text:style-name="P1"><text:span text:style-name="T8">.about</text:span> <text:span text:style-name="T8">.row</text:span> <text:span text:style-name="T8">.content</text:span> <text:span text:style-name="T8">.icons-container</text:span> <text:span text:style-name="T8">.icons</text:span> <text:span text:style-name="T8">span</text:span>{</text:p>
      <text:p text:style-name="P1"><text:span text:style-name="T3">font-size</text:span>: <text:span text:style-name="T9">1.5rem</text:span>;</text:p>
      <text:p text:style-name="P1"><text:span text:style-name="T3">color</text:span>: <text:span text:style-name="T5">var</text:span>(<text:span text:style-name="T3">--black</text:span>);</text:p>
      <text:p text:style-name="P1">}</text:p>
      <text:p text:style-name="P6"/>
      <text:p text:style-name="P1"><text:span text:style-name="T8">.menu</text:span> <text:span text:style-name="T8">.box-container</text:span>{</text:p>
      <text:p text:style-name="P1"><text:span text:style-name="T3">display</text:span>: <text:span text:style-name="T4">grid</text:span>;</text:p>
      <text:p text:style-name="P1"><text:span text:style-name="T3">grid-template-columns</text:span>: <text:span text:style-name="T5">repeat</text:span>(<text:span text:style-name="T4">auto-fit</text:span>, <text:span text:style-name="T5">minmax</text:span>(<text:span text:style-name="T9">30rem</text:span>, <text:span text:style-name="T9">1fr</text:span>));</text:p>
      <text:p text:style-name="P1"><text:span text:style-name="T3">gap</text:span>: <text:span text:style-name="T9">1.5rem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{</text:p>
      <text:p text:style-name="P1"><text:span text:style-name="T3">background</text:span>: <text:span text:style-name="T4">#fff</text:span>;</text:p>
      <text:p text:style-name="P1"><text:span text:style-name="T3">border</text:span>: <text:span text:style-name="T9">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border-radius</text:span>: <text:span text:style-name="T9">.5rem</text:span>;</text:p>
      <text:p text:style-name="P1"><text:span text:style-name="T3">box-shadow</text:span>: <text:span text:style-name="T5">var</text:span>(<text:span text:style-name="T3">--box-shadow</text:span>)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image</text:span>{</text:p>
      <text:p text:style-name="P1"><text:span text:style-name="T3">height</text:span>: <text:span text:style-name="T9">25rem</text:span>;</text:p>
      <text:p text:style-name="P1"><text:span text:style-name="T3">width</text:span>: <text:span text:style-name="T9">100%</text:span>;</text:p>
      <text:p text:style-name="P1"><text:span text:style-name="T3">padding</text:span>: <text:span text:style-name="T9">1.5rem</text:span>;</text:p>
      <text:p text:style-name="P1"><text:span text:style-name="T3">overflow</text:span>: <text:span text:style-name="T4">hidden</text:span>;</text:p>
      <text:p text:style-name="P1"><text:span text:style-name="T3">position</text:span>: <text:span text:style-name="T4">relative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image</text:span> <text:span text:style-name="T8">img</text:span>{</text:p>
      <text:p text:style-name="P1"><text:span text:style-name="T3">height</text:span>: <text:span text:style-name="T9">100%</text:span>;</text:p>
      <text:p text:style-name="P1"><text:span text:style-name="T3">width</text:span>: <text:span text:style-name="T9">100%</text:span>; </text:p>
      <text:p text:style-name="P1"><text:span text:style-name="T3">border-radius</text:span>: <text:span text:style-name="T9">5rem</text:span>; </text:p>
      <text:p text:style-name="P1"><text:span text:style-name="T3">object-fit</text:span>: <text:span text:style-name="T4">cover</text:span>;</text:p>
      <text:p text:style-name="P1"><text:soft-page-break/>}</text:p>
      <text:p text:style-name="P6"/>
      <text:p text:style-name="P1"><text:span text:style-name="T8">.menu</text:span> <text:span text:style-name="T8">.box-container</text:span> <text:span text:style-name="T8">.box</text:span> <text:span text:style-name="T8">.image</text:span> <text:span text:style-name="T8">.fa-heart</text:span>{</text:p>
      <text:p text:style-name="P1"><text:span text:style-name="T3">position</text:span>: <text:span text:style-name="T4">absolute</text:span>;</text:p>
      <text:p text:style-name="P1"><text:span text:style-name="T3">top</text:span>: <text:span text:style-name="T9">2.5rem</text:span>; <text:span text:style-name="T3">right</text:span>: <text:span text:style-name="T9">2.5rem</text:span>;</text:p>
      <text:p text:style-name="P1"><text:span text:style-name="T3">height</text:span>: <text:span text:style-name="T9">5rem</text:span>;</text:p>
      <text:p text:style-name="P1"><text:span text:style-name="T3">width</text:span>: <text:span text:style-name="T9">5rem</text:span>;</text:p>
      <text:p text:style-name="P1"><text:span text:style-name="T3">line-height</text:span>: <text:span text:style-name="T9">5rem</text:span>;</text:p>
      <text:p text:style-name="P1"><text:span text:style-name="T3">text-align</text:span>: <text:span text:style-name="T4">center</text:span>;</text:p>
      <text:p text:style-name="P1"><text:span text:style-name="T3">font-size</text:span>: <text:span text:style-name="T9">2rem</text:span>;</text:p>
      <text:p text:style-name="P1"><text:span text:style-name="T3">background</text:span>: <text:span text:style-name="T4">#fff</text:span>;</text:p>
      <text:p text:style-name="P1"><text:span text:style-name="T3">border-radius</text:span>: <text:span text:style-name="T9">50%</text:span>;</text:p>
      <text:p text:style-name="P1"><text:span text:style-name="T3">color</text:span>: <text:span text:style-name="T5">var</text:span>(<text:span text:style-name="T3">--black</text:span>)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image</text:span> <text:span text:style-name="T8">.fa-heart:hover</text:span>{</text:p>
      <text:p text:style-name="P1"><text:span text:style-name="T3">background-color</text:span>: <text:span text:style-name="T5">var</text:span>(<text:span text:style-name="T3">--violet</text:span>);</text:p>
      <text:p text:style-name="P1"><text:span text:style-name="T3">color</text:span>: <text:span text:style-name="T4">#fff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content</text:span>{</text:p>
      <text:p text:style-name="P1"><text:span text:style-name="T3">padding</text:span>: <text:span text:style-name="T9">2rem</text:span>;</text:p>
      <text:p text:style-name="P1"><text:span text:style-name="T3">padding-top</text:span>: <text:span text:style-name="T9">0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content</text:span> <text:span text:style-name="T8">.stars</text:span>{</text:p>
      <text:p text:style-name="P1"><text:span text:style-name="T3">padding-bottom</text:span>: <text:span text:style-name="T9">1rem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content</text:span> <text:span text:style-name="T8">.stars</text:span> <text:span text:style-name="T8">i</text:span>{</text:p>
      <text:p text:style-name="P1"><text:span text:style-name="T3">font-size</text:span>: <text:span text:style-name="T9">1.7rem</text:span>;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1"><text:span text:style-name="T8">.menu</text:span> <text:span text:style-name="T8">.box-container</text:span> <text:span text:style-name="T8">.box</text:span> <text:span text:style-name="T8">.content</text:span> <text:span text:style-name="T8">h3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2.5rem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content</text:span> <text:span text:style-name="T8">p</text:span>{</text:p>
      <text:p text:style-name="P1"><text:span text:style-name="T3">color</text:span>: <text:span text:style-name="T5">var</text:span>(<text:span text:style-name="T3">--light-color</text:span>);</text:p>
      <text:p text:style-name="P1"><text:span text:style-name="T3">font-size</text:span>: <text:span text:style-name="T9">1.6rem</text:span>;</text:p>
      <text:p text:style-name="P1"><text:span text:style-name="T3">padding</text:span>: <text:span text:style-name="T9">5rem</text:span> <text:span text:style-name="T9">0</text:span>;</text:p>
      <text:p text:style-name="P1"><text:span text:style-name="T3">line-height</text:span>: <text:span text:style-name="T9">1.5</text:span>;</text:p>
      <text:p text:style-name="P1">}</text:p>
      <text:p text:style-name="P6"/>
      <text:p text:style-name="P1"><text:span text:style-name="T8">.menu</text:span> <text:span text:style-name="T8">.box-container</text:span> <text:span text:style-name="T8">.box</text:span> <text:span text:style-name="T8">.content</text:span> <text:span text:style-name="T8">.price</text:span>{</text:p>
      <text:p text:style-name="P1"><text:span text:style-name="T3">color</text:span>: <text:span text:style-name="T5">var</text:span>(<text:span text:style-name="T3">--violet</text:span>);</text:p>
      <text:p text:style-name="P1"><text:soft-page-break/><text:span text:style-name="T3">margin-left</text:span>: <text:span text:style-name="T9">1rem</text:span>;</text:p>
      <text:p text:style-name="P1"><text:span text:style-name="T3">font-size</text:span>: <text:span text:style-name="T9">1.5rem</text:span>;</text:p>
      <text:p text:style-name="P1">}</text:p>
      <text:p text:style-name="P6"/>
      <text:p text:style-name="P1"><text:span text:style-name="T8">.review</text:span> <text:span text:style-name="T8">.slide</text:span>{</text:p>
      <text:p text:style-name="P1"><text:span text:style-name="T3">padding</text:span>: <text:span text:style-name="T9">2rem</text:span>;</text:p>
      <text:p text:style-name="P1"><text:span text:style-name="T3">box-shadow</text:span>: <text:span text:style-name="T5">var</text:span>(<text:span text:style-name="T3">--box-shadow</text:span>);</text:p>
      <text:p text:style-name="P1"><text:span text:style-name="T3">border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border-radius</text:span>: <text:span text:style-name="T9">.5rem</text:span>;</text:p>
      <text:p text:style-name="P1"><text:span text:style-name="T3">position</text:span>: <text:span text:style-name="T4">relative</text:span>;</text:p>
      <text:p text:style-name="P1">}</text:p>
      <text:p text:style-name="P6"/>
      <text:p text:style-name="P1"><text:span text:style-name="T8">.review</text:span> <text:span text:style-name="T8">.slide</text:span> <text:span text:style-name="T8">.fa-quote-right</text:span>{</text:p>
      <text:p text:style-name="P1"><text:span text:style-name="T3">position</text:span>: <text:span text:style-name="T4">absolute</text:span>;</text:p>
      <text:p text:style-name="P1"><text:span text:style-name="T3">top</text:span>: <text:span text:style-name="T9">2rem</text:span>; <text:span text:style-name="T3">right</text:span>: <text:span text:style-name="T9">2rem</text:span>;</text:p>
      <text:p text:style-name="P1"><text:span text:style-name="T3">font-size</text:span>: <text:span text:style-name="T9">6rem</text:span>;</text:p>
      <text:p text:style-name="P1"><text:span text:style-name="T3">color</text:span>: <text:span text:style-name="T4">#ccc</text:span>;</text:p>
      <text:p text:style-name="P1">}</text:p>
      <text:p text:style-name="P6"/>
      <text:p text:style-name="P1"><text:span text:style-name="T8">.review</text:span> <text:span text:style-name="T8">.slide</text:span> <text:span text:style-name="T8">.user</text:span>{</text:p>
      <text:p text:style-name="P1"><text:span text:style-name="T3">display</text:span>: <text:span text:style-name="T4">flex</text:span>;</text:p>
      <text:p text:style-name="P1"><text:span text:style-name="T3">gap</text:span>: <text:span text:style-name="T9">1.5rem</text:span>;</text:p>
      <text:p text:style-name="P1"><text:span text:style-name="T3">align-items</text:span>: <text:span text:style-name="T4">center</text:span>;</text:p>
      <text:p text:style-name="P1"><text:span text:style-name="T3">padding-bottom</text:span>: <text:span text:style-name="T9">1.5rem</text:span>;</text:p>
      <text:p text:style-name="P1">}</text:p>
      <text:p text:style-name="P6"/>
      <text:p text:style-name="P1"><text:span text:style-name="T8">.review</text:span> <text:span text:style-name="T8">.slide</text:span> <text:span text:style-name="T8">.user</text:span> <text:span text:style-name="T8">img</text:span>{</text:p>
      <text:p text:style-name="P1"><text:span text:style-name="T3">height</text:span>: <text:span text:style-name="T9">7rem</text:span>;</text:p>
      <text:p text:style-name="P1"><text:span text:style-name="T3">width</text:span>: <text:span text:style-name="T9">7rem</text:span>;</text:p>
      <text:p text:style-name="P1"><text:span text:style-name="T3">border-radius</text:span>: <text:span text:style-name="T9">50%</text:span>;</text:p>
      <text:p text:style-name="P1"><text:span text:style-name="T3">object-fit</text:span>: <text:span text:style-name="T4">cover</text:span>;</text:p>
      <text:p text:style-name="P1">}</text:p>
      <text:p text:style-name="P6"/>
      <text:p text:style-name="P1"><text:span text:style-name="T8">.review</text:span> <text:span text:style-name="T8">.slide</text:span> <text:span text:style-name="T8">.user</text:span> <text:span text:style-name="T8">h3</text:span>{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2rem</text:span>;</text:p>
      <text:p text:style-name="P1"><text:span text:style-name="T3">padding-bottom</text:span>: <text:span text:style-name="T9">.5rem</text:span>;</text:p>
      <text:p text:style-name="P1">}</text:p>
      <text:p text:style-name="P6"/>
      <text:p text:style-name="P1"><text:span text:style-name="T8">.review</text:span> <text:span text:style-name="T8">.slide</text:span> <text:span text:style-name="T8">.user</text:span> <text:span text:style-name="T8">i</text:span>{</text:p>
      <text:p text:style-name="P1"><text:span text:style-name="T3">font-size</text:span>: <text:span text:style-name="T9">1.3rem</text:span>;</text:p>
      <text:p text:style-name="P1"><text:span text:style-name="T3">color</text:span>: <text:span text:style-name="T5">var</text:span>(<text:span text:style-name="T3">--violet</text:span>);</text:p>
      <text:p text:style-name="P1">}</text:p>
      <text:p text:style-name="P6"/>
      <text:p text:style-name="P1"><text:span text:style-name="T8">.review</text:span> <text:span text:style-name="T8">.slide</text:span> <text:span text:style-name="T8">p</text:span>{</text:p>
      <text:p text:style-name="P1"><text:span text:style-name="T3">font-size</text:span>: <text:span text:style-name="T9">1.5rem</text:span>;</text:p>
      <text:p text:style-name="P1"><text:span text:style-name="T3">line-height</text:span>: <text:span text:style-name="T9">1.8</text:span>;</text:p>
      <text:p text:style-name="P1"><text:soft-page-break/><text:span text:style-name="T3">color</text:span>: <text:span text:style-name="T5">var</text:span>(<text:span text:style-name="T3">--light-color</text:span>);</text:p>
      <text:p text:style-name="P1">}</text:p>
      <text:p text:style-name="P6"/>
      <text:p text:style-name="P1"><text:span text:style-name="T8">.order</text:span> <text:span text:style-name="T8">form</text:span>{</text:p>
      <text:p text:style-name="P1"><text:span text:style-name="T3">max-width</text:span>: <text:span text:style-name="T9">90rem</text:span>;</text:p>
      <text:p text:style-name="P1"><text:span text:style-name="T3">border-radius</text:span>: <text:span text:style-name="T9">.5rem</text:span>;</text:p>
      <text:p text:style-name="P1"><text:span text:style-name="T3">box-shadow</text:span>: <text:span text:style-name="T5">var</text:span>(<text:span text:style-name="T3">--box-shadow</text:span>);</text:p>
      <text:p text:style-name="P1"><text:span text:style-name="T3">border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background</text:span>: <text:span text:style-name="T4">#fff</text:span>;</text:p>
      <text:p text:style-name="P1"><text:span text:style-name="T3">padding</text:span>: <text:span text:style-name="T9">1.5rem</text:span>;</text:p>
      <text:p text:style-name="P1"><text:span text:style-name="T3">margin</text:span>: <text:span text:style-name="T9">0</text:span> <text:span text:style-name="T4">auto</text:span>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{</text:p>
      <text:p text:style-name="P1"><text:span text:style-name="T3">display</text:span>: <text:span text:style-name="T4">flex</text:span>;</text:p>
      <text:p text:style-name="P1"><text:span text:style-name="T3">flex-wrap</text:span>: <text:span text:style-name="T4">wrap</text:span>;</text:p>
      <text:p text:style-name="P1"><text:span text:style-name="T3">justify-content</text:span>: <text:span text:style-name="T4">space-between</text:span>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 <text:span text:style-name="T8">.input</text:span>{</text:p>
      <text:p text:style-name="P1"><text:span text:style-name="T3">width</text:span>: <text:span text:style-name="T9">49%</text:span>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 <text:span text:style-name="T8">.input</text:span> <text:span text:style-name="T8">span</text:span>{</text:p>
      <text:p text:style-name="P1"><text:span text:style-name="T3">display</text:span>: <text:span text:style-name="T4">block</text:span>;</text:p>
      <text:p text:style-name="P1"><text:span text:style-name="T3">padding</text:span>: <text:span text:style-name="T9">.5rem</text:span> <text:span text:style-name="T9">0</text:span>;</text:p>
      <text:p text:style-name="P1"><text:span text:style-name="T3">font-size</text:span>: <text:span text:style-name="T9">1.5rem</text:span>;</text:p>
      <text:p text:style-name="P1"><text:span text:style-name="T3">color</text:span>: <text:span text:style-name="T5">var</text:span>(<text:span text:style-name="T3">--light-color</text:span>)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 <text:span text:style-name="T8">.input</text:span> <text:span text:style-name="T8">input</text:span>,</text:p>
      <text:p text:style-name="P1"><text:span text:style-name="T8">.order</text:span> <text:span text:style-name="T8">form</text:span> <text:span text:style-name="T8">.inputBox</text:span> <text:span text:style-name="T8">.input</text:span> <text:span text:style-name="T8">textarea</text:span>{</text:p>
      <text:p text:style-name="P1"><text:span text:style-name="T3">background</text:span>: <text:span text:style-name="T4">#eee</text:span>;</text:p>
      <text:p text:style-name="P1"><text:span text:style-name="T3">border-radius</text:span>: <text:span text:style-name="T9">.5rem</text:span>;</text:p>
      <text:p text:style-name="P1"><text:span text:style-name="T3">padding</text:span>: <text:span text:style-name="T9">1rem</text:span>;</text:p>
      <text:p text:style-name="P1"><text:span text:style-name="T3">font-size</text:span>: <text:span text:style-name="T9">1.6rem</text:span>;</text:p>
      <text:p text:style-name="P1"><text:span text:style-name="T3">color</text:span>: <text:span text:style-name="T5">var</text:span>(<text:span text:style-name="T3">--black</text:span>);</text:p>
      <text:p text:style-name="P1"><text:span text:style-name="T3">text-transform</text:span>: <text:span text:style-name="T4">none</text:span>;</text:p>
      <text:p text:style-name="P1"><text:span text:style-name="T3">margin-bottom</text:span>: <text:span text:style-name="T9">1rem</text:span>;</text:p>
      <text:p text:style-name="P1"><text:span text:style-name="T3">width</text:span>: <text:span text:style-name="T9">100%</text:span>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 <text:span text:style-name="T8">.input</text:span> <text:span text:style-name="T8">input:focus</text:span>,</text:p>
      <text:p text:style-name="P1"><text:span text:style-name="T8">.order</text:span> <text:span text:style-name="T8">form</text:span> <text:span text:style-name="T8">.inputBox</text:span> <text:span text:style-name="T8">.input</text:span> <text:span text:style-name="T8">textarea:focus</text:span>{</text:p>
      <text:p text:style-name="P1"><text:span text:style-name="T3">border</text:span>: <text:span text:style-name="T9">.1rem</text:span> <text:span text:style-name="T4">solid</text:span> <text:span text:style-name="T5">var</text:span>(<text:span text:style-name="T3">--violet</text:span>);</text:p>
      <text:p text:style-name="P1">}</text:p>
      <text:p text:style-name="P6"/>
      <text:p text:style-name="P1"><text:soft-page-break/><text:span text:style-name="T8">.order</text:span> <text:span text:style-name="T8">form</text:span> <text:span text:style-name="T8">.inputBox</text:span> <text:span text:style-name="T8">.input</text:span> <text:span text:style-name="T8">textarea</text:span>{</text:p>
      <text:p text:style-name="P1"><text:span text:style-name="T3">height</text:span>: <text:span text:style-name="T9">20rem</text:span>;</text:p>
      <text:p text:style-name="P1"><text:span text:style-name="T3">resize</text:span>: <text:span text:style-name="T4">none</text:span>;</text:p>
      <text:p text:style-name="P1">}</text:p>
      <text:p text:style-name="P6"/>
      <text:p text:style-name="P1"><text:span text:style-name="T8">.order</text:span> <text:span text:style-name="T8">form</text:span> <text:span text:style-name="T8">.btn</text:span>{</text:p>
      <text:p text:style-name="P1"><text:span text:style-name="T3">margin-top</text:span>: <text:span text:style-name="T9">0</text:span>;</text:p>
      <text:p text:style-name="P1">}</text:p>
      <text:p text:style-name="P6"/>
      <text:p text:style-name="P1"><text:span text:style-name="T8">.footer</text:span> <text:span text:style-name="T8">.box-container</text:span>{</text:p>
      <text:p text:style-name="P1"><text:span text:style-name="T3">display</text:span>: <text:span text:style-name="T4">grid</text:span>;</text:p>
      <text:p text:style-name="P1"><text:span text:style-name="T3">grid-template-columns</text:span>: <text:span text:style-name="T5">repeat</text:span>(<text:span text:style-name="T4">auto-fit</text:span>, <text:span text:style-name="T5">minmax</text:span>(<text:span text:style-name="T9">25rem</text:span>, <text:span text:style-name="T9">1fr</text:span>));</text:p>
      <text:p text:style-name="P1"><text:span text:style-name="T3">gap</text:span>: <text:span text:style-name="T9">1.5rem</text:span>;</text:p>
      <text:p text:style-name="P6"/>
      <text:p text:style-name="P1">}</text:p>
      <text:p text:style-name="P6"/>
      <text:p text:style-name="P1"><text:span text:style-name="T8">.footer</text:span> <text:span text:style-name="T8">.box-container</text:span> <text:span text:style-name="T8">.box</text:span> <text:span text:style-name="T8">h3</text:span>{</text:p>
      <text:p text:style-name="P1"><text:span text:style-name="T3">padding</text:span>: <text:span text:style-name="T9">.5rem</text:span> <text:span text:style-name="T9">0</text:span>;</text:p>
      <text:p text:style-name="P1"><text:span text:style-name="T3">font-size</text:span>: <text:span text:style-name="T9">2.5rem</text:span>;</text:p>
      <text:p text:style-name="P1"><text:span text:style-name="T3">color</text:span>: <text:span text:style-name="T5">var</text:span>(<text:span text:style-name="T3">--black</text:span>);</text:p>
      <text:p text:style-name="P1">}</text:p>
      <text:p text:style-name="P9"/>
      <text:p text:style-name="P1"><text:span text:style-name="T8">.footer</text:span> <text:span text:style-name="T8">.box-container</text:span> <text:span text:style-name="T8">.box</text:span> <text:span text:style-name="T8">a</text:span>{</text:p>
      <text:p text:style-name="P1"><text:span text:style-name="T3">display</text:span>: <text:span text:style-name="T4">block</text:span>;</text:p>
      <text:p text:style-name="P1"><text:span text:style-name="T3">padding</text:span>: <text:span text:style-name="T9">.5rem</text:span> <text:span text:style-name="T9">0</text:span>;</text:p>
      <text:p text:style-name="P1"><text:span text:style-name="T3">font-size</text:span>: <text:span text:style-name="T9">1.5rem</text:span>;</text:p>
      <text:p text:style-name="P1"><text:span text:style-name="T3">color</text:span>: <text:span text:style-name="T5">var</text:span>(<text:span text:style-name="T3">--light-color</text:span>);</text:p>
      <text:p text:style-name="P1">}</text:p>
      <text:p text:style-name="P6"/>
      <text:p text:style-name="P1"><text:span text:style-name="T8">.footer</text:span> <text:span text:style-name="T8">.box-container</text:span> <text:span text:style-name="T8">.box</text:span> <text:span text:style-name="T8">a:hover</text:span>{</text:p>
      <text:p text:style-name="P1"><text:span text:style-name="T3">color</text:span>: <text:span text:style-name="T5">var</text:span>(<text:span text:style-name="T3">--violet</text:span>);</text:p>
      <text:p text:style-name="P1"><text:span text:style-name="T3">text-decoration</text:span>: <text:span text:style-name="T4">underline</text:span>;</text:p>
      <text:p text:style-name="P1">}</text:p>
      <text:p text:style-name="P6"/>
      <text:p text:style-name="P1"><text:span text:style-name="T8">.footer</text:span> <text:span text:style-name="T8">.credit</text:span>{</text:p>
      <text:p text:style-name="P1"><text:span text:style-name="T3">text-align</text:span>: <text:span text:style-name="T4">center</text:span>;</text:p>
      <text:p text:style-name="P1"><text:span text:style-name="T3">border-top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1</text:span>);</text:p>
      <text:p text:style-name="P1"><text:span text:style-name="T3">font-size</text:span>: <text:span text:style-name="T9">2rem</text:span>;</text:p>
      <text:p text:style-name="P1"><text:span text:style-name="T3">color</text:span>: <text:span text:style-name="T5">var</text:span>(<text:span text:style-name="T3">--black</text:span>);</text:p>
      <text:p text:style-name="P1"><text:span text:style-name="T3">padding</text:span>: <text:span text:style-name="T9">.5rem</text:span>;</text:p>
      <text:p text:style-name="P1"><text:span text:style-name="T3">padding-top</text:span>: <text:span text:style-name="T9">1.5rem</text:span>;</text:p>
      <text:p text:style-name="P1"><text:span text:style-name="T3">margin-bottom</text:span>: <text:span text:style-name="T9">1.5rem</text:span>;</text:p>
      <text:p text:style-name="P1">}</text:p>
      <text:p text:style-name="P6"/>
      <text:p text:style-name="P1"><text:span text:style-name="T8">.footer</text:span> <text:span text:style-name="T8">.credit</text:span> <text:span text:style-name="T8">span</text:span>{</text:p>
      <text:p text:style-name="P1"><text:span text:style-name="T3">color</text:span>: <text:span text:style-name="T5">var</text:span>(<text:span text:style-name="T3">--violet</text:span>);</text:p>
      <text:p text:style-name="P1"><text:soft-page-break/>}</text:p>
      <text:p text:style-name="P6"/>
      <text:p text:style-name="P1"><text:span text:style-name="T8">.portal-section</text:span> {</text:p>
      <text:p text:style-name="P1"><text:span text:style-name="T3">padding</text:span>: <text:span text:style-name="T9">2rem</text:span> <text:span text:style-name="T9">9%</text:span>;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center</text:span>;</text:p>
      <text:p text:style-name="P1"><text:span text:style-name="T3">align-items</text:span>: <text:span text:style-name="T4">center</text:span>;</text:p>
      <text:p text:style-name="P1"><text:span text:style-name="T3">min-height</text:span>: <text:span text:style-name="T9">100vh</text:span>;</text:p>
      <text:p text:style-name="P1"><text:span text:style-name="T3">background</text:span>: <text:span text:style-name="T4">#eee</text:span>; <text:span text:style-name="T10">/* Change background color as needed */</text:span></text:p>
      <text:p text:style-name="P1">}</text:p>
      <text:p text:style-name="P6"/>
      <text:p text:style-name="P1"><text:span text:style-name="T8">.portal</text:span> <text:span text:style-name="T8">.box-container</text:span> {</text:p>
      <text:p text:style-name="P1"><text:span text:style-name="T3">background</text:span>: <text:span text:style-name="T4">#fff</text:span>;</text:p>
      <text:p text:style-name="P1"><text:span text:style-name="T3">border-radius</text:span>: <text:span text:style-name="T9">.5rem</text:span>;</text:p>
      <text:p text:style-name="P1"><text:span text:style-name="T3">box-shadow</text:span>: <text:span text:style-name="T5">var</text:span>(<text:span text:style-name="T3">--box-shadow</text:span>);</text:p>
      <text:p text:style-name="P1"><text:span text:style-name="T3">border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padding</text:span>: <text:span text:style-name="T9">2rem</text:span>;</text:p>
      <text:p text:style-name="P1"><text:span text:style-name="T3">width</text:span>: <text:span text:style-name="T9">100%</text:span>;</text:p>
      <text:p text:style-name="P1"><text:span text:style-name="T3">max-width</text:span>: <text:span text:style-name="T9">40rem</text:span>;</text:p>
      <text:p text:style-name="P1">}</text:p>
      <text:p text:style-name="P8"><text:line-break/></text:p>
      <text:p text:style-name="P1"><text:span text:style-name="T8">.portal</text:span> <text:span text:style-name="T8">.box-container</text:span> <text:span text:style-name="T8">h2</text:span> {</text:p>
      <text:p text:style-name="P1"><text:span text:style-name="T3">text-align</text:span>: <text:span text:style-name="T4">center</text:span>;</text:p>
      <text:p text:style-name="P1"><text:span text:style-name="T3">color</text:span>: <text:span text:style-name="T5">var</text:span>(<text:span text:style-name="T3">--black</text:span>);</text:p>
      <text:p text:style-name="P1"><text:span text:style-name="T3">font-size</text:span>: <text:span text:style-name="T9">3rem</text:span>;</text:p>
      <text:p text:style-name="P1"><text:span text:style-name="T3">padding-bottom</text:span>: <text:span text:style-name="T9">2rem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inputBox</text:span> 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column</text:span>;</text:p>
      <text:p text:style-name="P1"><text:span text:style-name="T3">margin-bottom</text:span>: <text:span text:style-name="T9">1.5rem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inputBox</text:span> <text:span text:style-name="T8">span</text:span> {</text:p>
      <text:p text:style-name="P1"><text:span text:style-name="T3">color</text:span>: <text:span text:style-name="T5">var</text:span>(<text:span text:style-name="T3">--light-color</text:span>);</text:p>
      <text:p text:style-name="P1"><text:span text:style-name="T3">font-size</text:span>: <text:span text:style-name="T9">1.5rem</text:span>;</text:p>
      <text:p text:style-name="P1"><text:span text:style-name="T3">margin-bottom</text:span>: <text:span text:style-name="T9">.5rem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inputBox</text:span> <text:span text:style-name="T8">input</text:span> {</text:p>
      <text:p text:style-name="P1"><text:span text:style-name="T3">background</text:span>: <text:span text:style-name="T4">#eee</text:span>;</text:p>
      <text:p text:style-name="P1"><text:span text:style-name="T3">border-radius</text:span>: <text:span text:style-name="T9">.5rem</text:span>;</text:p>
      <text:p text:style-name="P1"><text:span text:style-name="T3">padding</text:span>: <text:span text:style-name="T9">1rem</text:span>;</text:p>
      <text:p text:style-name="P1"><text:span text:style-name="T3">font-size</text:span>: <text:span text:style-name="T9">1.6rem</text:span>;</text:p>
      <text:p text:style-name="P1"><text:soft-page-break/><text:span text:style-name="T3">color</text:span>: <text:span text:style-name="T5">var</text:span>(<text:span text:style-name="T3">--black</text:span>);</text:p>
      <text:p text:style-name="P1"><text:span text:style-name="T3">text-transform</text:span>: <text:span text:style-name="T4">none</text:span>;</text:p>
      <text:p text:style-name="P1"><text:span text:style-name="T3">margin-bottom</text:span>: <text:span text:style-name="T9">1rem</text:span>;</text:p>
      <text:p text:style-name="P1"><text:span text:style-name="T3">width</text:span>: <text:span text:style-name="T9">100%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inputBox</text:span> <text:span text:style-name="T8">input:focus</text:span> {</text:p>
      <text:p text:style-name="P1"><text:span text:style-name="T3">border</text:span>: <text:span text:style-name="T9">.1rem</text:span> <text:span text:style-name="T4">solid</text:span> <text:span text:style-name="T5">var</text:span>(<text:span text:style-name="T3">--violet</text:span>);</text:p>
      <text:p text:style-name="P1">}</text:p>
      <text:p text:style-name="P6"/>
      <text:p text:style-name="P1"><text:span text:style-name="T8">.portal</text:span> <text:span text:style-name="T8">.box-container</text:span> <text:span text:style-name="T8">.btn</text:span> {</text:p>
      <text:p text:style-name="P1"><text:span text:style-name="T3">width</text:span>: <text:span text:style-name="T9">100%</text:span>;</text:p>
      <text:p text:style-name="P1"><text:span text:style-name="T3">margin-top</text:span>: <text:span text:style-name="T9">1rem</text:span>;</text:p>
      <text:p text:style-name="P1"><text:span text:style-name="T3">display</text:span>: <text:span text:style-name="T4">inline-block</text:span>;</text:p>
      <text:p text:style-name="P1"><text:span text:style-name="T3">font-size</text:span>: <text:span text:style-name="T9">1.7rem</text:span>;</text:p>
      <text:p text:style-name="P1"><text:span text:style-name="T3">color</text:span>: <text:span text:style-name="T4">#fff</text:span>;</text:p>
      <text:p text:style-name="P1"><text:span text:style-name="T3">background</text:span>: <text:span text:style-name="T5">var</text:span>(<text:span text:style-name="T3">--black</text:span>);</text:p>
      <text:p text:style-name="P1"><text:span text:style-name="T3">border-radius</text:span>: <text:span text:style-name="T9">.5rem</text:span>;</text:p>
      <text:p text:style-name="P1"><text:span text:style-name="T3">cursor</text:span>: <text:span text:style-name="T4">pointer</text:span>;</text:p>
      <text:p text:style-name="P1"><text:span text:style-name="T3">padding</text:span>: <text:span text:style-name="T9">.8rem</text:span> <text:span text:style-name="T9">0</text:span>;</text:p>
      <text:p text:style-name="P1"><text:span text:style-name="T3">text-align</text:span>: <text:span text:style-name="T4">center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btn:hover</text:span> {</text:p>
      <text:p text:style-name="P1"><text:span text:style-name="T3">background</text:span>: <text:span text:style-name="T5">var</text:span>(<text:span text:style-name="T3">--violet</text:span>);</text:p>
      <text:p text:style-name="P1"><text:span text:style-name="T3">letter-spacing</text:span>: <text:span text:style-name="T9">.1rem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links</text:span> {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space-between</text:span>;</text:p>
      <text:p text:style-name="P1"><text:span text:style-name="T3">margin-top</text:span>: <text:span text:style-name="T9">1rem</text:span>;</text:p>
      <text:p text:style-name="P1"><text:span text:style-name="T3">font-size</text:span>: <text:span text:style-name="T9">1.5rem</text:span>;</text:p>
      <text:p text:style-name="P1"><text:span text:style-name="T3">color</text:span>: <text:span text:style-name="T5">var</text:span>(<text:span text:style-name="T3">--light-color</text:span>);</text:p>
      <text:p text:style-name="P1">}</text:p>
      <text:p text:style-name="P6"/>
      <text:p text:style-name="P1"><text:span text:style-name="T8">.portal</text:span> <text:span text:style-name="T8">.box-container</text:span> <text:span text:style-name="T8">.links</text:span> <text:span text:style-name="T8">a</text:span> {</text:p>
      <text:p text:style-name="P1"><text:span text:style-name="T3">color</text:span>: <text:span text:style-name="T5">var</text:span>(<text:span text:style-name="T3">--light-color</text:span>);</text:p>
      <text:p text:style-name="P1"><text:span text:style-name="T3">text-decoration</text:span>: <text:span text:style-name="T4">none</text:span>;</text:p>
      <text:p text:style-name="P1">}</text:p>
      <text:p text:style-name="P6"/>
      <text:p text:style-name="P1"><text:span text:style-name="T8">.portal</text:span> <text:span text:style-name="T8">.box-container</text:span> <text:span text:style-name="T8">.links</text:span> <text:span text:style-name="T8">a:hover</text:span> {</text:p>
      <text:p text:style-name="P1"><text:span text:style-name="T3">color</text:span>: <text:span text:style-name="T5">var</text:span>(<text:span text:style-name="T3">--violet</text:span>);</text:p>
      <text:p text:style-name="P1"><text:span text:style-name="T3">text-decoration</text:span>: <text:span text:style-name="T4">underline</text:span>;</text:p>
      <text:p text:style-name="P1">}</text:p>
      <text:p text:style-name="P8"><text:line-break/><text:line-break/><text:soft-page-break/><text:line-break/><text:line-break/><text:line-break/><text:line-break/><text:line-break/><text:line-break/><text:line-break/><text:line-break/><text:line-break/><text:line-break/><text:line-break/><text:line-break/></text:p>
      <text:p text:style-name="P1"><text:span text:style-name="T7">@media</text:span>(<text:span text:style-name="T3">max-width</text:span>:<text:span text:style-name="T9">991px</text:span>){</text:p>
      <text:p text:style-name="P6"/>
      <text:p text:style-name="P1"><text:span text:style-name="T8">html</text:span>{</text:p>
      <text:p text:style-name="P1"><text:span text:style-name="T3">font-size</text:span>: <text:span text:style-name="T9">55%</text:span>;</text:p>
      <text:p text:style-name="P1">}</text:p>
      <text:p text:style-name="P6"/>
      <text:p text:style-name="P1"><text:span text:style-name="T8">header</text:span>{</text:p>
      <text:p text:style-name="P1"><text:span text:style-name="T3">padding</text:span>: <text:span text:style-name="T9">1rem</text:span> <text:span text:style-name="T9">2rem</text:span>;</text:p>
      <text:p text:style-name="P1">}</text:p>
      <text:p text:style-name="P6"/>
      <text:p text:style-name="P1"><text:span text:style-name="T8">section</text:span>{</text:p>
      <text:p text:style-name="P1"><text:span text:style-name="T3">padding</text:span>: <text:span text:style-name="T9">2rem</text:span>;</text:p>
      <text:p text:style-name="P1">}</text:p>
      <text:p text:style-name="P6"/>
      <text:p text:style-name="P1">}</text:p>
      <text:p text:style-name="P9"/>
      <text:p text:style-name="P1"><text:span text:style-name="T7">@media</text:span>(<text:span text:style-name="T3">max-width</text:span>:<text:span text:style-name="T9">768px</text:span>){</text:p>
      <text:p text:style-name="P6"/>
      <text:p text:style-name="P1"><text:span text:style-name="T8">header</text:span> <text:span text:style-name="T8">.icons</text:span> <text:span text:style-name="T8">#menu-bars</text:span>{</text:p>
      <text:p text:style-name="P1"><text:span text:style-name="T3">display</text:span>: <text:span text:style-name="T4">inline-block</text:span>;</text:p>
      <text:p text:style-name="P1">}</text:p>
      <text:p text:style-name="P6"/>
      <text:p text:style-name="P1"><text:span text:style-name="T8">header</text:span> <text:span text:style-name="T8">.navbar</text:span>{</text:p>
      <text:p text:style-name="P1"><text:span text:style-name="T3">position</text:span>: <text:span text:style-name="T4">absolute</text:span>;</text:p>
      <text:p text:style-name="P1"><text:span text:style-name="T3">top</text:span>: <text:span text:style-name="T9">100%</text:span>; <text:span text:style-name="T3">left</text:span>: <text:span text:style-name="T9">0</text:span>; <text:span text:style-name="T3">right</text:span>: <text:span text:style-name="T9">0</text:span>;</text:p>
      <text:p text:style-name="P1"><text:span text:style-name="T3">background</text:span>: <text:span text:style-name="T4">#fff</text:span>;</text:p>
      <text:p text:style-name="P1"><text:span text:style-name="T3">border-bottom</text:span>: <text:span text:style-name="T9">.1rem</text:span> <text:span text:style-name="T4">solid</text:span> <text:span text:style-name="T5">rgba</text:span>(<text:span text:style-name="T9">0</text:span>, <text:span text:style-name="T9">0</text:span>, <text:span text:style-name="T9">0</text:span>, <text:span text:style-name="T9">.2</text:span>);</text:p>
      <text:p text:style-name="P1"><text:span text:style-name="T3">padding</text:span>: <text:span text:style-name="T9">1rem</text:span>;</text:p>
      <text:p text:style-name="P1"><text:span text:style-name="T3">clip-path</text:span>: <text:span text:style-name="T5">polygon</text:span>(<text:span text:style-name="T9">0</text:span> <text:span text:style-name="T9">0</text:span>, <text:span text:style-name="T9">100%</text:span> <text:span text:style-name="T9">0</text:span>, <text:span text:style-name="T9">100%</text:span> <text:span text:style-name="T9">0</text:span>, <text:span text:style-name="T9">0</text:span> <text:span text:style-name="T9">0</text:span>);</text:p>
      <text:p text:style-name="P1">}</text:p>
      <text:p text:style-name="P6"/>
      <text:p text:style-name="P1"><text:span text:style-name="T8">header</text:span> <text:span text:style-name="T8">.navbar.active</text:span>{</text:p>
      <text:p text:style-name="P1"><text:soft-page-break/><text:span text:style-name="T3">clip-path</text:span>: <text:span text:style-name="T5">polygon</text:span>(<text:span text:style-name="T9">0</text:span> <text:span text:style-name="T9">0</text:span>, <text:span text:style-name="T9">100%</text:span> <text:span text:style-name="T9">0</text:span>, <text:span text:style-name="T9">100%</text:span> <text:span text:style-name="T9">100%</text:span>, <text:span text:style-name="T9">0%</text:span> <text:span text:style-name="T9">100%</text:span>);</text:p>
      <text:p text:style-name="P1">}</text:p>
      <text:p text:style-name="P6"/>
      <text:p text:style-name="P1"><text:span text:style-name="T8">header</text:span> <text:span text:style-name="T8">.navbar</text:span> <text:span text:style-name="T8">a</text:span>{</text:p>
      <text:p text:style-name="P1"><text:span text:style-name="T3">display</text:span>: <text:span text:style-name="T4">block</text:span>;</text:p>
      <text:p text:style-name="P1"><text:span text:style-name="T3">padding</text:span>: <text:span text:style-name="T9">1.5rem</text:span>;</text:p>
      <text:p text:style-name="P1"><text:span text:style-name="T3">margin</text:span>: <text:span text:style-name="T9">1rem</text:span>;</text:p>
      <text:p text:style-name="P1"><text:span text:style-name="T3">font-size</text:span>: <text:span text:style-name="T9">2rem</text:span>;</text:p>
      <text:p text:style-name="P1"><text:span text:style-name="T3">background</text:span>: <text:span text:style-name="T4">#eee</text:span>;</text:p>
      <text:p text:style-name="P1">}</text:p>
      <text:p text:style-name="P6"/>
      <text:p text:style-name="P1"><text:span text:style-name="T8">#search-form</text:span> <text:span text:style-name="T8">#search-box</text:span>{</text:p>
      <text:p text:style-name="P1"><text:span text:style-name="T3">width</text:span>: <text:span text:style-name="T9">90%</text:span>;</text:p>
      <text:p text:style-name="P1"><text:span text:style-name="T3">margin</text:span>: <text:span text:style-name="T9">0</text:span> <text:span text:style-name="T9">1rem</text:span>;</text:p>
      <text:p text:style-name="P1">}</text:p>
      <text:p text:style-name="P6"/>
      <text:p text:style-name="P1"><text:span text:style-name="T8">.home</text:span> <text:span text:style-name="T8">.home-slider</text:span> <text:span text:style-name="T8">.slide</text:span> <text:span text:style-name="T8">.content</text:span> <text:span text:style-name="T8">h3</text:span>{</text:p>
      <text:p text:style-name="P1"><text:span text:style-name="T3">font-size</text:span>: <text:span text:style-name="T9">5rem</text:span>;</text:p>
      <text:p text:style-name="P1">}</text:p>
      <text:p text:style-name="P9"/>
      <text:p text:style-name="P1">}</text:p>
      <text:p text:style-name="P9"/>
      <text:p text:style-name="P1"><text:span text:style-name="T7">@media</text:span>(<text:span text:style-name="T3">max-width</text:span>:<text:span text:style-name="T9">450px</text:span>){</text:p>
      <text:p text:style-name="P6"/>
      <text:p text:style-name="P1"><text:span text:style-name="T8">html</text:span>{</text:p>
      <text:p text:style-name="P1"><text:span text:style-name="T3">font-size</text:span>: <text:span text:style-name="T9">50%</text:span>;</text:p>
      <text:p text:style-name="P1">}</text:p>
      <text:p text:style-name="P6"/>
      <text:p text:style-name="P1"><text:span text:style-name="T8">.dishes</text:span> <text:span text:style-name="T8">.box-container</text:span> <text:span text:style-name="T8">.box</text:span> <text:span text:style-name="T8">img</text:span>{</text:p>
      <text:p text:style-name="P1"><text:span text:style-name="T3">height</text:span>: <text:span text:style-name="T9">17rem</text:span>;</text:p>
      <text:p text:style-name="P1"><text:span text:style-name="T3">width</text:span>: <text:span text:style-name="T9">100%</text:span>;</text:p>
      <text:p text:style-name="P1">}</text:p>
      <text:p text:style-name="P6"/>
      <text:p text:style-name="P1"><text:span text:style-name="T8">.order</text:span> <text:span text:style-name="T8">form</text:span> <text:span text:style-name="T8">.inputBox</text:span> <text:span text:style-name="T8">.input</text:span>{</text:p>
      <text:p text:style-name="P1"><text:span text:style-name="T3">width</text:span>: <text:span text:style-name="T9">100%</text:span>;</text:p>
      <text:p text:style-name="P1">}</text:p>
      <text:p text:style-name="P6"/>
      <text:p text:style-name="P1">}</text:p>
      <text:p text:style-name="P8"/>
      <text:p text:style-name="P8"/>
      <text:p text:style-name="P8"><text:line-break/><text:line-break/></text:p>
      <text:p text:style-name="P7"><text:soft-page-break/>Code for script.js</text:p>
      <text:p text:style-name="P7"/>
      <text:p text:style-name="P2"><text:span text:style-name="T2">let</text:span> <text:span text:style-name="T3">menu</text:span> <text:span text:style-name="T6">=</text:span> <text:span text:style-name="T3">document</text:span>.<text:span text:style-name="T5">querySelector</text:span>(<text:span text:style-name="T4">'#menu-bars'</text:span>);</text:p>
      <text:p text:style-name="P1"><text:span text:style-name="T2">let</text:span> <text:span text:style-name="T3">navbar</text:span> <text:span text:style-name="T6">=</text:span> <text:span text:style-name="T3">document</text:span>.<text:span text:style-name="T5">querySelector</text:span>(<text:span text:style-name="T4">'.navbar'</text:span>);</text:p>
      <text:p text:style-name="P6"/>
      <text:p text:style-name="P1"><text:span text:style-name="T3">menu</text:span>.<text:span text:style-name="T5">onclick</text:span> <text:span text:style-name="T6">=</text:span> () <text:span text:style-name="T2">=&gt;</text:span>{</text:p>
      <text:p text:style-name="P1"><text:span text:style-name="T3">menu</text:span>.<text:span text:style-name="T11">classList</text:span>.<text:span text:style-name="T5">toggle</text:span>(<text:span text:style-name="T4">'fa-times'</text:span>);</text:p>
      <text:p text:style-name="P1"><text:span text:style-name="T3">navbar</text:span>.<text:span text:style-name="T11">classList</text:span>.<text:span text:style-name="T5">toggle</text:span>(<text:span text:style-name="T4">'active'</text:span>);</text:p>
      <text:p text:style-name="P1">}</text:p>
      <text:p text:style-name="P6"/>
      <text:p text:style-name="P1"><text:span text:style-name="T2">let</text:span> <text:span text:style-name="T3">section</text:span> <text:span text:style-name="T6">=</text:span> <text:span text:style-name="T3">document</text:span>.<text:span text:style-name="T5">querySelectorAll</text:span>(<text:span text:style-name="T4">'section'</text:span>);</text:p>
      <text:p text:style-name="P1"><text:span text:style-name="T2">let</text:span> <text:span text:style-name="T3">navLinks</text:span> <text:span text:style-name="T6">=</text:span> <text:span text:style-name="T3">document</text:span>.<text:span text:style-name="T5">querySelectorAll</text:span>(<text:span text:style-name="T4">'header .navbar a'</text:span>);</text:p>
      <text:p text:style-name="P6"/>
      <text:p text:style-name="P1"><text:span text:style-name="T3">window</text:span>.<text:span text:style-name="T5">onscroll</text:span> <text:span text:style-name="T6">=</text:span> () <text:span text:style-name="T2">=&gt;</text:span>{</text:p>
      <text:p text:style-name="P6"/>
      <text:p text:style-name="P1"><text:span text:style-name="T3">menu</text:span>.<text:span text:style-name="T11">classList</text:span>.<text:span text:style-name="T5">remove</text:span>(<text:span text:style-name="T4">'fa-times'</text:span>);</text:p>
      <text:p text:style-name="P1"><text:span text:style-name="T3">navbar</text:span>.<text:span text:style-name="T11">classList</text:span>.<text:span text:style-name="T5">remove</text:span>(<text:span text:style-name="T4">'active'</text:span>);</text:p>
      <text:p text:style-name="P6"/>
      <text:p text:style-name="P1"><text:span text:style-name="T3">section</text:span>.<text:span text:style-name="T5">forEach</text:span>(<text:span text:style-name="T3">sec</text:span> <text:span text:style-name="T2">=&gt;</text:span>{</text:p>
      <text:p text:style-name="P6"/>
      <text:p text:style-name="P1"><text:span text:style-name="T2">let</text:span> <text:span text:style-name="T3">top</text:span> <text:span text:style-name="T6">=</text:span> <text:span text:style-name="T3">window</text:span>.<text:span text:style-name="T3">scrollY</text:span>;</text:p>
      <text:p text:style-name="P1"><text:span text:style-name="T2">let</text:span> <text:span text:style-name="T3">height</text:span> <text:span text:style-name="T6">=</text:span> <text:span text:style-name="T3">sec</text:span>.<text:span text:style-name="T11">offsetHeight</text:span>;</text:p>
      <text:p text:style-name="P1"><text:span text:style-name="T2">let</text:span> <text:span text:style-name="T3">offset</text:span> <text:span text:style-name="T6">=</text:span> <text:span text:style-name="T3">sec</text:span>.<text:span text:style-name="T11">offsetTop</text:span> <text:span text:style-name="T6">-</text:span> <text:span text:style-name="T9">150</text:span>;</text:p>
      <text:p text:style-name="P1"><text:span text:style-name="T2">let</text:span> <text:span text:style-name="T3">id</text:span> <text:span text:style-name="T6">=</text:span> <text:span text:style-name="T3">sec</text:span>.<text:span text:style-name="T5">getAttribute</text:span>(<text:span text:style-name="T4">'id'</text:span>);</text:p>
      <text:p text:style-name="P6"/>
      <text:p text:style-name="P1"><text:span text:style-name="T7">if</text:span>(<text:span text:style-name="T3">top</text:span> <text:span text:style-name="T6">&gt;=</text:span> <text:span text:style-name="T3">offset</text:span> <text:span text:style-name="T6">&amp;&amp;</text:span> <text:span text:style-name="T3">top</text:span> <text:span text:style-name="T6">&lt;</text:span> <text:span text:style-name="T3">offset</text:span> <text:span text:style-name="T6">+</text:span> <text:span text:style-name="T3">height</text:span>){</text:p>
      <text:p text:style-name="P1"><text:span text:style-name="T3">navLinks</text:span>.<text:span text:style-name="T5">forEach</text:span>(<text:span text:style-name="T3">links</text:span> <text:span text:style-name="T2">=&gt;</text:span>{</text:p>
      <text:p text:style-name="P1"><text:span text:style-name="T3">links</text:span>.<text:span text:style-name="T11">classList</text:span>.<text:span text:style-name="T5">remove</text:span>(<text:span text:style-name="T4">'active'</text:span>);</text:p>
      <text:p text:style-name="P1"><text:span text:style-name="T3">document</text:span>.<text:span text:style-name="T5">querySelector</text:span>(<text:span text:style-name="T4">'header .navbar a[href*='</text:span><text:span text:style-name="T6">+</text:span><text:span text:style-name="T3">id</text:span><text:span text:style-name="T6">+</text:span><text:span text:style-name="T4">']'</text:span>).<text:span text:style-name="T11">classList</text:span>.<text:span text:style-name="T5">add</text:span>(<text:span text:style-name="T4">'active'</text:span>);</text:p>
      <text:p text:style-name="P1">});</text:p>
      <text:p text:style-name="P1">};</text:p>
      <text:p text:style-name="P6"/>
      <text:p text:style-name="P1">});</text:p>
      <text:p text:style-name="P6"/>
      <text:p text:style-name="P1">}</text:p>
      <text:p text:style-name="P6"/>
      <text:p text:style-name="P1"><text:span text:style-name="T3">document</text:span>.<text:span text:style-name="T5">querySelector</text:span>(<text:span text:style-name="T4">'#search-icon'</text:span>).<text:span text:style-name="T5">onclick</text:span> <text:span text:style-name="T6">=</text:span> () <text:span text:style-name="T2">=&gt;</text:span>{</text:p>
      <text:p text:style-name="P1"><text:span text:style-name="T3">document</text:span>.<text:span text:style-name="T5">querySelector</text:span>(<text:span text:style-name="T4">'#search-form'</text:span>).<text:span text:style-name="T11">classList</text:span>.<text:span text:style-name="T5">toggle</text:span>(<text:span text:style-name="T4">'active'</text:span>);</text:p>
      <text:p text:style-name="P1">}</text:p>
      <text:p text:style-name="P6"/>
      <text:p text:style-name="P1"><text:span text:style-name="T3">document</text:span>.<text:span text:style-name="T5">querySelector</text:span>(<text:span text:style-name="T4">'#close'</text:span>).<text:span text:style-name="T5">onclick</text:span> <text:span text:style-name="T6">=</text:span> () <text:span text:style-name="T2">=&gt;</text:span>{</text:p>
      <text:p text:style-name="P1"><text:span text:style-name="T3">document</text:span>.<text:span text:style-name="T5">querySelector</text:span>(<text:span text:style-name="T4">'#search-form'</text:span>).<text:span text:style-name="T11">classList</text:span>.<text:span text:style-name="T5">remove</text:span>(<text:span text:style-name="T4">'active'</text:span>);</text:p>
      <text:p text:style-name="P1">}</text:p>
      <text:p text:style-name="P6"/>
      <text:p text:style-name="P1"><text:span text:style-name="T2">var</text:span> <text:span text:style-name="T3">swiper</text:span> <text:span text:style-name="T6">=</text:span> <text:span text:style-name="T2">new</text:span> <text:span text:style-name="T5">Swiper</text:span>(<text:span text:style-name="T4">".home-slider"</text:span>, {</text:p>
      <text:p text:style-name="P1"><text:span text:style-name="T3">spaceBetween:</text:span> <text:span text:style-name="T9">30</text:span>,</text:p>
      <text:p text:style-name="P1"><text:span text:style-name="T3">centeredSlides:</text:span> <text:span text:style-name="T2">true</text:span>,</text:p>
      <text:p text:style-name="P1"><text:soft-page-break/><text:span text:style-name="T3">autoplay:</text:span> {</text:p>
      <text:p text:style-name="P1"><text:span text:style-name="T3">delay:</text:span> <text:span text:style-name="T9">7500</text:span>,</text:p>
      <text:p text:style-name="P1"><text:span text:style-name="T3">disableOnInteraction:</text:span> <text:span text:style-name="T2">false</text:span>,</text:p>
      <text:p text:style-name="P1">},</text:p>
      <text:p text:style-name="P1"><text:span text:style-name="T3">pagination:</text:span> {</text:p>
      <text:p text:style-name="P1"><text:span text:style-name="T3">el:</text:span> <text:span text:style-name="T4">".swiper-pagination"</text:span>,</text:p>
      <text:p text:style-name="P1"><text:span text:style-name="T3">clickable:</text:span> <text:span text:style-name="T2">true</text:span>,</text:p>
      <text:p text:style-name="P1">},</text:p>
      <text:p text:style-name="P1"><text:span text:style-name="T3">loop:</text:span><text:span text:style-name="T2">true</text:span>,</text:p>
      <text:p text:style-name="P1">});</text:p>
      <text:p text:style-name="P6"/>
      <text:p text:style-name="P1"><text:span text:style-name="T2">var</text:span> <text:span text:style-name="T3">swiper</text:span> <text:span text:style-name="T6">=</text:span> <text:span text:style-name="T2">new</text:span> <text:span text:style-name="T5">Swiper</text:span>(<text:span text:style-name="T4">".review-slider"</text:span>, {</text:p>
      <text:p text:style-name="P1"><text:span text:style-name="T3">spaceBetween:</text:span> <text:span text:style-name="T9">20</text:span>,</text:p>
      <text:p text:style-name="P1"><text:span text:style-name="T3">centeredSlides:</text:span> <text:span text:style-name="T2">true</text:span>,</text:p>
      <text:p text:style-name="P1"><text:span text:style-name="T3">autoplay:</text:span> {</text:p>
      <text:p text:style-name="P1"><text:span text:style-name="T3">delay:</text:span> <text:span text:style-name="T9">7500</text:span>,</text:p>
      <text:p text:style-name="P1"><text:span text:style-name="T3">disableOnInteraction:</text:span> <text:span text:style-name="T2">false</text:span>,</text:p>
      <text:p text:style-name="P1">},</text:p>
      <text:p text:style-name="P1"><text:span text:style-name="T3">loop:</text:span><text:span text:style-name="T2">true</text:span>,</text:p>
      <text:p text:style-name="P6"/>
      <text:p text:style-name="P1"><text:span text:style-name="T3">breakpoints:</text:span> {</text:p>
      <text:p text:style-name="P1"><text:span text:style-name="T9">0</text:span><text:span text:style-name="T3">:</text:span>{</text:p>
      <text:p text:style-name="P1"><text:span text:style-name="T3">slidesPerView:</text:span> <text:span text:style-name="T9">1</text:span>,</text:p>
      <text:p text:style-name="P1">},</text:p>
      <text:p text:style-name="P6"/>
      <text:p text:style-name="P1"><text:span text:style-name="T9">640</text:span><text:span text:style-name="T3">:</text:span>{</text:p>
      <text:p text:style-name="P1"><text:span text:style-name="T3">slidesPerView:</text:span> <text:span text:style-name="T9">2</text:span>,</text:p>
      <text:p text:style-name="P1">},</text:p>
      <text:p text:style-name="P6"/>
      <text:p text:style-name="P1"><text:span text:style-name="T9">768</text:span><text:span text:style-name="T3">:</text:span>{</text:p>
      <text:p text:style-name="P1"><text:span text:style-name="T3">slidesPerView:</text:span> <text:span text:style-name="T9">2</text:span>,</text:p>
      <text:p text:style-name="P1">},</text:p>
      <text:p text:style-name="P6"/>
      <text:p text:style-name="P1"><text:span text:style-name="T9">1024</text:span><text:span text:style-name="T3">:</text:span>{</text:p>
      <text:p text:style-name="P1"><text:span text:style-name="T3">slidesPerView:</text:span> <text:span text:style-name="T9">3</text:span>,</text:p>
      <text:p text:style-name="P1">},</text:p>
      <text:p text:style-name="P6"/>
      <text:p text:style-name="P1">},</text:p>
      <text:p text:style-name="P6"/>
      <text:p text:style-name="P1">});</text:p>
      <text:p text:style-name="P6"/>
      <text:p text:style-name="P1"><text:span text:style-name="T2">function</text:span> <text:span text:style-name="T5">handleLogin</text:span>() {</text:p>
      <text:p text:style-name="P1"><text:span text:style-name="T2">const</text:span> <text:span text:style-name="T11">username</text:span> <text:span text:style-name="T6">=</text:span> <text:span text:style-name="T3">document</text:span>.<text:span text:style-name="T5">getElementById</text:span>(<text:span text:style-name="T4">'username'</text:span>).<text:span text:style-name="T3">value</text:span>;</text:p>
      <text:p text:style-name="P1"><text:span text:style-name="T2">const</text:span> <text:span text:style-name="T11">password</text:span> <text:span text:style-name="T6">=</text:span> <text:span text:style-name="T3">document</text:span>.<text:span text:style-name="T5">getElementById</text:span>(<text:span text:style-name="T4">'password'</text:span>).<text:span text:style-name="T3">value</text:span>;</text:p>
      <text:p text:style-name="P1"><text:span text:style-name="T7">if</text:span> (<text:span text:style-name="T11">username</text:span> <text:span text:style-name="T6">===</text:span> <text:span text:style-name="T4">'Manager'</text:span> <text:span text:style-name="T6">&amp;&amp;</text:span> <text:span text:style-name="T11">password</text:span> <text:span text:style-name="T6">===</text:span> <text:span text:style-name="T4">'Manager'</text:span>) {</text:p>
      <text:p text:style-name="P1"><text:span text:style-name="T5">alert</text:span>(<text:span text:style-name="T4">'Welcome Manager'</text:span>);</text:p>
      <text:p text:style-name="P1"><text:span text:style-name="T3">window</text:span>.<text:span text:style-name="T3">location</text:span>.<text:span text:style-name="T3">href</text:span> <text:span text:style-name="T6">=</text:span> <text:span text:style-name="T4">'manager_dashboard.html'</text:span>;</text:p>
      <text:p text:style-name="P1"><text:soft-page-break/>} <text:span text:style-name="T7">else</text:span> <text:span text:style-name="T7">if</text:span> (<text:span text:style-name="T11">username</text:span> <text:span text:style-name="T6">===</text:span> <text:span text:style-name="T4">'Headchef'</text:span> <text:span text:style-name="T6">&amp;&amp;</text:span> <text:span text:style-name="T11">password</text:span> <text:span text:style-name="T6">===</text:span> <text:span text:style-name="T4">'Headchef'</text:span>) {</text:p>
      <text:p text:style-name="P1"><text:span text:style-name="T5">alert</text:span>(<text:span text:style-name="T4">'Welcome Headchef'</text:span>);</text:p>
      <text:p text:style-name="P1"><text:span text:style-name="T3">window</text:span>.<text:span text:style-name="T3">location</text:span>.<text:span text:style-name="T3">href</text:span> <text:span text:style-name="T6">=</text:span> <text:span text:style-name="T4">'headchef_dashboard.html'</text:span>;</text:p>
      <text:p text:style-name="P1">} <text:span text:style-name="T7">else</text:span> {</text:p>
      <text:p text:style-name="P1"><text:span text:style-name="T5">alert</text:span>(<text:span text:style-name="T4">'Invalid credentials'</text:span>);</text:p>
      <text:p text:style-name="P1">}</text:p>
      <text:p text:style-name="P1">}</text:p>
      <text:p text:style-name="P9"/>
      <text:p text:style-name="P7"/>
      <text:p text:style-name="P7">code for manager dashboard</text:p>
      <text:p text:style-name="P7"/>
      <text:p text:style-name="P2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Manager Dashboard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css/style.css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eader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logo"</text:span><text:span text:style-name="T1">&gt;&lt;</text:span><text:span text:style-name="T2">i</text:span> <text:span text:style-name="T3">class</text:span>=<text:span text:style-name="T4">"fas fa-utensils"</text:span><text:span text:style-name="T1">&gt;&lt;/</text:span><text:span text:style-name="T2">i</text:span><text:span text:style-name="T1">&gt;</text:span>Tayamika Catering Manager Dashboard<text:span text:style-name="T1">&lt;/</text:span><text:span text:style-name="T2">a</text:span><text:span text:style-name="T1">&gt;</text:span></text:p>
      <text:p text:style-name="P1"><text:span text:style-name="T1">&lt;/</text:span><text:span text:style-name="T2">header</text:span><text:span text:style-name="T1">&gt;</text:span></text:p>
      <text:p text:style-name="P1"><text:span text:style-name="T1">&lt;</text:span><text:span text:style-name="T2">section</text:span> <text:span text:style-name="T3">class</text:span>=<text:span text:style-name="T4">"dashboard"</text:span><text:span text:style-name="T1">&gt;</text:span></text:p>
      <text:p text:style-name="P1"><text:span text:style-name="T1">&lt;</text:span><text:span text:style-name="T2">h1</text:span><text:span text:style-name="T1">&gt;</text:span>Manager Dashboard<text:span text:style-name="T1">&lt;/</text:span><text:span text:style-name="T2">h1</text:span><text:span text:style-name="T1">&gt;</text:span></text:p>
      <text:p text:style-name="P1"><text:span text:style-name="T1">&lt;</text:span><text:span text:style-name="T2">p</text:span><text:span text:style-name="T1">&gt;</text:span>This is an empty dashboard for the Manager.<text:span text:style-name="T1">&lt;/</text:span><text:span text:style-name="T2">p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P7"/>
      <text:p text:style-name="P7"/>
      <text:p text:style-name="P7">code for headchef dashboard</text:p>
      <text:p text:style-name="P7"/>
      <text:p text:style-name="P2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Headchef Dashboard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css/style.css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oft-page-break/><text:span text:style-name="T1">&lt;</text:span><text:span text:style-name="T2">header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 <text:span text:style-name="T3">class</text:span>=<text:span text:style-name="T4">"logo"</text:span><text:span text:style-name="T1">&gt;&lt;</text:span><text:span text:style-name="T2">i</text:span> <text:span text:style-name="T3">class</text:span>=<text:span text:style-name="T4">"fas fa-utensils"</text:span><text:span text:style-name="T1">&gt;&lt;/</text:span><text:span text:style-name="T2">i</text:span><text:span text:style-name="T1">&gt;</text:span>Tayamika Catering Head Chef Dashboard<text:span text:style-name="T1">&lt;/</text:span><text:span text:style-name="T2">a</text:span><text:span text:style-name="T1">&gt;</text:span></text:p>
      <text:p text:style-name="P1"><text:span text:style-name="T1">&lt;/</text:span><text:span text:style-name="T2">header</text:span><text:span text:style-name="T1">&gt;</text:span></text:p>
      <text:p text:style-name="P1"><text:span text:style-name="T1">&lt;</text:span><text:span text:style-name="T2">section</text:span> <text:span text:style-name="T3">class</text:span>=<text:span text:style-name="T4">"dashboard"</text:span><text:span text:style-name="T1">&gt;</text:span></text:p>
      <text:p text:style-name="P1"><text:span text:style-name="T1">&lt;</text:span><text:span text:style-name="T2">h1</text:span><text:span text:style-name="T1">&gt;</text:span>Headchef Dashboard<text:span text:style-name="T1">&lt;/</text:span><text:span text:style-name="T2">h1</text:span><text:span text:style-name="T1">&gt;</text:span></text:p>
      <text:p text:style-name="P1"><text:span text:style-name="T1">&lt;</text:span><text:span text:style-name="T2">p</text:span><text:span text:style-name="T1">&gt;</text:span>This is an empty dashboard for the Headchef.<text:span text:style-name="T1">&lt;/</text:span><text:span text:style-name="T2">p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11:39:31.170735366</meta:creation-date>
    <dc:date>2024-05-20T11:43:51.620809447</dc:date>
    <meta:editing-duration>PT4M21S</meta:editing-duration>
    <meta:editing-cycles>1</meta:editing-cycles>
    <meta:document-statistic meta:table-count="0" meta:image-count="0" meta:object-count="0" meta:page-count="36" meta:paragraph-count="1316" meta:word-count="3533" meta:character-count="29786" meta:non-whitespace-character-count="27605"/>
    <meta:generator>LibreOffice/6.4.7.2$Linux_X86_64 LibreOffice_project/40$Build-2</meta:generator>
  </office:meta>
</office:document-meta>
</file>